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21mm"/>
    </style:style>
    <style:style style:name="co3" style:family="table-column">
      <style:table-column-properties fo:break-before="auto" style:column-width="40.64mm"/>
    </style:style>
    <style:style style:name="co4" style:family="table-column">
      <style:table-column-properties fo:break-before="auto" style:column-width="12.63mm"/>
    </style:style>
    <style:style style:name="co5" style:family="table-column">
      <style:table-column-properties fo:break-before="auto" style:column-width="31.12mm"/>
    </style:style>
    <style:style style:name="co6" style:family="table-column">
      <style:table-column-properties fo:break-before="auto" style:column-width="55.23mm"/>
    </style:style>
    <style:style style:name="co7" style:family="table-column">
      <style:table-column-properties fo:break-before="auto" style:column-width="29.95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7.74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e181e" fo:font-size="16pt" fo:font-weight="bold" style:font-size-asian="16pt" style:font-weight-asian="bold" style:font-size-complex="16pt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d0d0d0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 style:data-style-name="N107"/>
    <style:style style:name="ce6" style:family="table-cell" style:parent-style-name="Default" style:data-style-name="N44">
      <style:table-cell-properties fo:background-color="#d0d0d0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#d0d0d0"/>
    </style:style>
    <style:style style:name="ce19" style:family="table-cell" style:parent-style-name="Default" style:data-style-name="N44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44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44"/>
    <style:style style:name="ce10" style:family="table-cell" style:parent-style-name="Default" style:data-style-name="N44">
      <style:table-cell-properties fo:background-color="#d0d0d0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uracao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5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"/>
          <table:table-cell table:style-name="ce11" office:value-type="string" calcext:value-type="string" table:number-columns-spanned="5" table:number-rows-spanned="1">
            <text:p>DURAÇÃO DE ÁUDIO DE CADA LIVRO DA BÍBLIA</text:p>
          </table:table-cell>
          <table:covered-table-cell table:style-name="ce1"/>
          <table:covered-table-cell/>
          <table:covered-table-cell table:style-name="ce19"/>
          <table:covered-table-cell/>
          <table:table-cell/>
        </table:table-row>
        <table:table-row table:style-name="ro2">
          <table:table-cell table:number-columns-repeated="2"/>
          <table:table-cell table:style-name="ce1" table:number-columns-repeated="2"/>
          <table:table-cell/>
          <table:table-cell table:style-name="ce8"/>
          <table:table-cell table:number-columns-repeated="2"/>
        </table:table-row>
        <table:table-row table:style-name="ro3">
          <table:table-cell table:number-columns-repeated="2"/>
          <table:table-cell table:style-name="ce1" office:value-type="string" calcext:value-type="string">
            <text:p>MP3</text:p>
          </table:table-cell>
          <table:table-cell table:style-name="ce1" office:value-type="string" calcext:value-type="string">
            <text:p>AT</text:p>
          </table:table-cell>
          <table:table-cell/>
          <table:table-cell table:style-name="ce8" office:value-type="string" calcext:value-type="string">
            <text:p>NT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27.17S" calcext:value-type="time">
            <text:p>00:02:27,17</text:p>
          </table:table-cell>
          <table:table-cell/>
          <table:table-cell office:value-type="time" office:time-value="PT00H04M09.22S" calcext:value-type="time">
            <text:p>00:04:0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21.88S" calcext:value-type="time">
            <text:p>00:05:21,88</text:p>
          </table:table-cell>
          <table:table-cell/>
          <table:table-cell office:value-type="time" office:time-value="PT00H04M16.95S" calcext:value-type="time">
            <text:p>00:04: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12.96S" calcext:value-type="time">
            <text:p>00:06:12,96</text:p>
          </table:table-cell>
          <table:table-cell/>
          <table:table-cell office:value-type="time" office:time-value="PT00H04M06.27S" calcext:value-type="time">
            <text:p>00:04:0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17.39S" calcext:value-type="time">
            <text:p>00:02:17,39</text:p>
          </table:table-cell>
          <table:table-cell/>
          <table:table-cell office:value-type="time" office:time-value="PT00H01M48.3S" calcext:value-type="time">
            <text:p>00:01: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19.85S" calcext:value-type="time">
            <text:p>00:02:19,85</text:p>
          </table:table-cell>
          <table:table-cell/>
          <table:table-cell office:value-type="time" office:time-value="PT00H05M32.72S" calcext:value-type="time">
            <text:p>00:05: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40.08S" calcext:value-type="time">
            <text:p>00:04:40,08</text:p>
          </table:table-cell>
          <table:table-cell/>
          <table:table-cell office:value-type="time" office:time-value="PT00H07M29.93S" calcext:value-type="time">
            <text:p>00:07: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52.27S" calcext:value-type="time">
            <text:p>00:05:52,27</text:p>
          </table:table-cell>
          <table:table-cell/>
          <table:table-cell office:value-type="time" office:time-value="PT00H02M54.24S" calcext:value-type="time">
            <text:p>00:02: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47.16S" calcext:value-type="time">
            <text:p>00:04:47,16</text:p>
          </table:table-cell>
          <table:table-cell/>
          <table:table-cell office:value-type="time" office:time-value="PT00H04M13.49S" calcext:value-type="time">
            <text:p>00:04: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57.4S" calcext:value-type="time">
            <text:p>00:02:57,40</text:p>
          </table:table-cell>
          <table:table-cell/>
          <table:table-cell office:value-type="time" office:time-value="PT00H02M23.57S" calcext:value-type="time">
            <text:p>00:02: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48.9S" calcext:value-type="time">
            <text:p>00:03:48,90</text:p>
          </table:table-cell>
          <table:table-cell/>
          <table:table-cell office:value-type="time" office:time-value="PT00H02M54.85S" calcext:value-type="time">
            <text:p>00:02: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10.1S" calcext:value-type="time">
            <text:p>00:06:10,10</text:p>
          </table:table-cell>
          <table:table-cell/>
          <table:table-cell office:value-type="time" office:time-value="PT00H03M17.93S" calcext:value-type="time">
            <text:p>00:03: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47.35S" calcext:value-type="time">
            <text:p>00:01:47,35</text:p>
          </table:table-cell>
          <table:table-cell/>
          <table:table-cell office:value-type="time" office:time-value="PT00H02M01.19S" calcext:value-type="time">
            <text:p>00:02:0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31S" calcext:value-type="time">
            <text:p>00:05:31,00</text:p>
          </table:table-cell>
          <table:table-cell/>
          <table:table-cell office:value-type="time" office:time-value="PT00H02M56.12S" calcext:value-type="time">
            <text:p>00:02: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57.7S" calcext:value-type="time">
            <text:p>00:03:57,70</text:p>
          </table:table-cell>
          <table:table-cell/>
          <table:table-cell office:value-type="time" office:time-value="PT00H05M50.72S" calcext:value-type="time">
            <text:p>00:05: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42.96S" calcext:value-type="time">
            <text:p>00:04:42,96</text:p>
          </table:table-cell>
          <table:table-cell/>
          <table:table-cell office:value-type="time" office:time-value="PT00H01M52.8S" calcext:value-type="time">
            <text:p>00:01: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53.57S" calcext:value-type="time">
            <text:p>00:03:53,57</text:p>
          </table:table-cell>
          <table:table-cell/>
          <table:table-cell office:value-type="time" office:time-value="PT00H03M55.92S" calcext:value-type="time">
            <text:p>00:03: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03.62S" calcext:value-type="time">
            <text:p>00:04:03,62</text:p>
          </table:table-cell>
          <table:table-cell/>
          <table:table-cell office:value-type="time" office:time-value="PT00H01M33.95S" calcext:value-type="time">
            <text:p>00:01: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09.17S" calcext:value-type="time">
            <text:p>00:05:09,17</text:p>
          </table:table-cell>
          <table:table-cell/>
          <table:table-cell office:value-type="time" office:time-value="PT00H04M23.64S" calcext:value-type="time">
            <text:p>00:04: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31.35S" calcext:value-type="time">
            <text:p>00:05:31,35</text:p>
          </table:table-cell>
          <table:table-cell/>
          <table:table-cell office:value-type="time" office:time-value="PT00H03M21.64S" calcext:value-type="time">
            <text:p>00:03: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55.68S" calcext:value-type="time">
            <text:p>00:04:55,68</text:p>
          </table:table-cell>
          <table:table-cell/>
          <table:table-cell office:value-type="time" office:time-value="PT00H02M55.1S" calcext:value-type="time">
            <text:p>00:02: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13.17S" calcext:value-type="time">
            <text:p>00:06:13,17</text:p>
          </table:table-cell>
          <table:table-cell/>
          <table:table-cell office:value-type="time" office:time-value="PT00H02M49.04S" calcext:value-type="time">
            <text:p>00:02: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58.66S" calcext:value-type="time">
            <text:p>00:06:58,66</text:p>
          </table:table-cell>
          <table:table-cell/>
          <table:table-cell office:value-type="time" office:time-value="PT00H04M10.13S" calcext:value-type="time">
            <text:p>00:04: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11.87S" calcext:value-type="time">
            <text:p>00:03:11,87</text:p>
          </table:table-cell>
          <table:table-cell/>
          <table:table-cell office:value-type="time" office:time-value="PT00H03M50.64S" calcext:value-type="time">
            <text:p>00:03: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13.17S" calcext:value-type="time">
            <text:p>00:06:13,17</text:p>
          </table:table-cell>
          <table:table-cell/>
          <table:table-cell office:value-type="time" office:time-value="PT00H03M33.42S" calcext:value-type="time">
            <text:p>00:03: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37.94S" calcext:value-type="time">
            <text:p>00:04:37,94</text:p>
          </table:table-cell>
          <table:table-cell/>
          <table:table-cell office:value-type="time" office:time-value="PT00H03M00.09S" calcext:value-type="time">
            <text:p>00:03:0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8M33.32S" calcext:value-type="time">
            <text:p>00:08:33,32</text:p>
          </table:table-cell>
          <table:table-cell/>
          <table:table-cell office:value-type="time" office:time-value="PT00H02M12.26S" calcext:value-type="time">
            <text:p>00:02: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03.02S" calcext:value-type="time">
            <text:p>00:06:03,02</text:p>
          </table:table-cell>
          <table:table-cell/>
          <table:table-cell office:value-type="time" office:time-value="PT00H01M44.33S" calcext:value-type="time">
            <text:p>00:01: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45.19S" calcext:value-type="time">
            <text:p>00:03:45,19</text:p>
          </table:table-cell>
          <table:table-cell/>
          <table:table-cell office:value-type="time" office:time-value="PT00H03M11.19S" calcext:value-type="time">
            <text:p>00:03: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42.82S" calcext:value-type="time">
            <text:p>00:06:42,82</text:p>
          </table:table-cell>
          <table:table-cell/>
          <table:table-cell office:value-type="time" office:time-value="PT00H01M50.95S" calcext:value-type="time">
            <text:p>00:01: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12.63S" calcext:value-type="time">
            <text:p>00:05:12,63</text:p>
          </table:table-cell>
          <table:table-cell/>
          <table:table-cell office:value-type="time" office:time-value="PT00H02M28.45S" calcext:value-type="time">
            <text:p>00:02: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8M02.09S" calcext:value-type="time">
            <text:p>00:08:02,09</text:p>
          </table:table-cell>
          <table:table-cell/>
          <table:table-cell office:value-type="time" office:time-value="PT00H02M43.89S" calcext:value-type="time">
            <text:p>00:02: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53.36S" calcext:value-type="time">
            <text:p>00:05:53,36</text:p>
          </table:table-cell>
          <table:table-cell/>
          <table:table-cell office:value-type="time" office:time-value="PT00H03M00.09S" calcext:value-type="time">
            <text:p>00:03:0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48.81S" calcext:value-type="time">
            <text:p>00:05:48,81</text:p>
          </table:table-cell>
          <table:table-cell/>
          <table:table-cell office:value-type="time" office:time-value="PT00H01M41.03S" calcext:value-type="time">
            <text:p>00:01: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36.34S" calcext:value-type="time">
            <text:p>00:05:36,34</text:p>
          </table:table-cell>
          <table:table-cell/>
          <table:table-cell office:value-type="time" office:time-value="PT00H01M58.54S" calcext:value-type="time">
            <text:p>00:01: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08.73S" calcext:value-type="time">
            <text:p>00:05:08,73</text:p>
          </table:table-cell>
          <table:table-cell/>
          <table:table-cell office:value-type="time" office:time-value="PT00H01M57.28S" calcext:value-type="time">
            <text:p>00:01: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22.25S" calcext:value-type="time">
            <text:p>00:06:22,25</text:p>
          </table:table-cell>
          <table:table-cell/>
          <table:table-cell office:value-type="time" office:time-value="PT00H03M19.14S" calcext:value-type="time">
            <text:p>00:03: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57.24S" calcext:value-type="time">
            <text:p>00:03:57,24</text:p>
          </table:table-cell>
          <table:table-cell/>
          <table:table-cell office:value-type="time" office:time-value="PT00H03M15.42S" calcext:value-type="time">
            <text:p>00:03: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8M48.86S" calcext:value-type="time">
            <text:p>00:08:48,86</text:p>
          </table:table-cell>
          <table:table-cell/>
          <table:table-cell office:value-type="time" office:time-value="PT00H02M50.46S" calcext:value-type="time">
            <text:p>00:02: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37.18S" calcext:value-type="time">
            <text:p>00:04:37,18</text:p>
          </table:table-cell>
          <table:table-cell/>
          <table:table-cell office:value-type="time" office:time-value="PT00H04M32.65S" calcext:value-type="time">
            <text:p>00:04: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8M57.22S" calcext:value-type="time">
            <text:p>00:08:57,22</text:p>
          </table:table-cell>
          <table:table-cell/>
          <table:table-cell office:value-type="time" office:time-value="PT00H03M34.48S" calcext:value-type="time">
            <text:p>00:03: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9M17.79S" calcext:value-type="time">
            <text:p>00:09:17,79</text:p>
          </table:table-cell>
          <table:table-cell/>
          <table:table-cell office:value-type="time" office:time-value="PT00H02M05.92S" calcext:value-type="time">
            <text:p>00:02:0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34.51S" calcext:value-type="time">
            <text:p>00:05:34,51</text:p>
          </table:table-cell>
          <table:table-cell/>
          <table:table-cell office:value-type="time" office:time-value="PT00H03M46S" calcext:value-type="time">
            <text:p>00:03: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10M06.55S" calcext:value-type="time">
            <text:p>00:10:06,55</text:p>
          </table:table-cell>
          <table:table-cell/>
          <table:table-cell office:value-type="time" office:time-value="PT00H02M16.93S" calcext:value-type="time">
            <text:p>00:02: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8M34.18S" calcext:value-type="time">
            <text:p>00:08:34,18</text:p>
          </table:table-cell>
          <table:table-cell/>
          <table:table-cell office:value-type="time" office:time-value="PT00H02M31.05S" calcext:value-type="time">
            <text:p>00:02: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48.44S" calcext:value-type="time">
            <text:p>00:04:48,44</text:p>
          </table:table-cell>
          <table:table-cell/>
          <table:table-cell office:value-type="time" office:time-value="PT00H02M39.96S" calcext:value-type="time">
            <text:p>00:02: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50.18S" calcext:value-type="time">
            <text:p>00:04:50,18</text:p>
          </table:table-cell>
          <table:table-cell/>
          <table:table-cell office:value-type="time" office:time-value="PT00H03M13.93S" calcext:value-type="time">
            <text:p>00:03: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03.65S" calcext:value-type="time">
            <text:p>00:03:03,65</text:p>
          </table:table-cell>
          <table:table-cell/>
          <table:table-cell office:value-type="time" office:time-value="PT00H02M27.38S" calcext:value-type="time">
            <text:p>00:02: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35.41S" calcext:value-type="time">
            <text:p>00:05:35,41</text:p>
          </table:table-cell>
          <table:table-cell/>
          <table:table-cell office:value-type="time" office:time-value="PT00H02M55.2S" calcext:value-type="time">
            <text:p>00:02: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8M30.26S" calcext:value-type="time">
            <text:p>00:08:30,26</text:p>
          </table:table-cell>
          <table:table-cell/>
          <table:table-cell office:value-type="time" office:time-value="PT00H03M42.56S" calcext:value-type="time">
            <text:p>00:03: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12M27.82S" calcext:value-type="time">
            <text:p>00:12:27,82</text:p>
          </table:table-cell>
          <table:table-cell/>
          <table:table-cell office:value-type="time" office:time-value="PT00H02M42.1S" calcext:value-type="time">
            <text:p>00:02: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48.18S" calcext:value-type="time">
            <text:p>00:04:48,18</text:p>
          </table:table-cell>
          <table:table-cell/>
          <table:table-cell office:value-type="time" office:time-value="PT00H01M57.77S" calcext:value-type="time">
            <text:p>00:01: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27.94S" calcext:value-type="time">
            <text:p>00:05:27,94</text:p>
          </table:table-cell>
          <table:table-cell/>
          <table:table-cell office:value-type="time" office:time-value="PT00H03M23.52S" calcext:value-type="time">
            <text:p>00:03: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15S" calcext:value-type="time">
            <text:p>00:03:15,00</text:p>
          </table:table-cell>
          <table:table-cell/>
          <table:table-cell office:value-type="time" office:time-value="PT00H03M59.1S" calcext:value-type="time">
            <text:p>00:03: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22.08S" calcext:value-type="time">
            <text:p>00:05:22,08</text:p>
          </table:table-cell>
          <table:table-cell/>
          <table:table-cell office:value-type="time" office:time-value="PT00H03M09.48S" calcext:value-type="time">
            <text:p>00:03:0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48.18S" calcext:value-type="time">
            <text:p>00:04:48,18</text:p>
          </table:table-cell>
          <table:table-cell/>
          <table:table-cell office:value-type="time" office:time-value="PT00H01M55.38S" calcext:value-type="time">
            <text:p>00:01: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10M07.97S" calcext:value-type="time">
            <text:p>00:10:07,97</text:p>
          </table:table-cell>
          <table:table-cell/>
          <table:table-cell office:value-type="time" office:time-value="PT00H02M29.21S" calcext:value-type="time">
            <text:p>00:02: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40.08S" calcext:value-type="time">
            <text:p>00:06:40,08</text:p>
          </table:table-cell>
          <table:table-cell/>
          <table:table-cell office:value-type="time" office:time-value="PT00H02M14.65S" calcext:value-type="time">
            <text:p>00:02: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49.11S" calcext:value-type="time">
            <text:p>00:04:49,11</text:p>
          </table:table-cell>
          <table:table-cell/>
          <table:table-cell office:value-type="time" office:time-value="PT00H02M36.2S" calcext:value-type="time">
            <text:p>00:02: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10M42.43S" calcext:value-type="time">
            <text:p>00:10:42,43</text:p>
          </table:table-cell>
          <table:table-cell/>
          <table:table-cell office:value-type="time" office:time-value="PT00H03M27.45S" calcext:value-type="time">
            <text:p>00:03: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20.81S" calcext:value-type="time">
            <text:p>00:05:20,81</text:p>
          </table:table-cell>
          <table:table-cell/>
          <table:table-cell office:value-type="time" office:time-value="PT00H02M18.51S" calcext:value-type="time">
            <text:p>00:02: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50.6S" calcext:value-type="time">
            <text:p>00:04:50,60</text:p>
          </table:table-cell>
          <table:table-cell/>
          <table:table-cell office:value-type="time" office:time-value="PT00H02M45.51S" calcext:value-type="time">
            <text:p>00:02: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14.49S" calcext:value-type="time">
            <text:p>00:05:14,49</text:p>
          </table:table-cell>
          <table:table-cell/>
          <table:table-cell office:value-type="time" office:time-value="PT00H02M02.28S" calcext:value-type="time">
            <text:p>00:02:0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45.82S" calcext:value-type="time">
            <text:p>00:06:45,82</text:p>
          </table:table-cell>
          <table:table-cell/>
          <table:table-cell office:value-type="time" office:time-value="PT00H01M59.47S" calcext:value-type="time">
            <text:p>00:01: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39.1S" calcext:value-type="time">
            <text:p>00:02:39,10</text:p>
          </table:table-cell>
          <table:table-cell/>
          <table:table-cell office:value-type="time" office:time-value="PT00H03M32.35S" calcext:value-type="time">
            <text:p>00:03: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27.22S" calcext:value-type="time">
            <text:p>00:04:27,22</text:p>
          </table:table-cell>
          <table:table-cell/>
          <table:table-cell office:value-type="time" office:time-value="PT00H03M01.63S" calcext:value-type="time">
            <text:p>00:03:0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44.84S" calcext:value-type="time">
            <text:p>00:04:44,84</text:p>
          </table:table-cell>
          <table:table-cell/>
          <table:table-cell office:value-type="time" office:time-value="PT00H03M04.27S" calcext:value-type="time">
            <text:p>00:03:0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41.12S" calcext:value-type="time">
            <text:p>00:03:41,12</text:p>
          </table:table-cell>
          <table:table-cell/>
          <table:table-cell office:value-type="time" office:time-value="PT00H03M44.61S" calcext:value-type="time">
            <text:p>00:03: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7M46.86S" calcext:value-type="time">
            <text:p>00:07:46,86</text:p>
          </table:table-cell>
          <table:table-cell/>
          <table:table-cell office:value-type="time" office:time-value="PT00H01M38.78S" calcext:value-type="time">
            <text:p>00:01: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45.84S" calcext:value-type="time">
            <text:p>00:04:45,84</text:p>
          </table:table-cell>
          <table:table-cell/>
          <table:table-cell office:value-type="time" office:time-value="PT00H03M31S" calcext:value-type="time">
            <text:p>00:03: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08.31S" calcext:value-type="time">
            <text:p>00:02:08,31</text:p>
          </table:table-cell>
          <table:table-cell/>
          <table:table-cell office:value-type="time" office:time-value="PT00H03M17.35S" calcext:value-type="time">
            <text:p>00:03: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30.37S" calcext:value-type="time">
            <text:p>00:04:30,37</text:p>
          </table:table-cell>
          <table:table-cell/>
          <table:table-cell office:value-type="time" office:time-value="PT00H04M42.63S" calcext:value-type="time">
            <text:p>00:04: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15.14S" calcext:value-type="time">
            <text:p>00:02:15,14</text:p>
          </table:table-cell>
          <table:table-cell/>
          <table:table-cell office:value-type="time" office:time-value="PT00H03M41.96S" calcext:value-type="time">
            <text:p>00:03: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7M39.15S" calcext:value-type="time">
            <text:p>00:07:39,15</text:p>
          </table:table-cell>
          <table:table-cell/>
          <table:table-cell office:value-type="time" office:time-value="PT00H03M20.2S" calcext:value-type="time">
            <text:p>00:03: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55.99S" calcext:value-type="time">
            <text:p>00:04:55,99</text:p>
          </table:table-cell>
          <table:table-cell/>
          <table:table-cell office:value-type="time" office:time-value="PT00H02M47.3S" calcext:value-type="time">
            <text:p>00:02: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14.35S" calcext:value-type="time">
            <text:p>00:02:14,35</text:p>
          </table:table-cell>
          <table:table-cell/>
          <table:table-cell office:value-type="time" office:time-value="PT00H04M24.57S" calcext:value-type="time">
            <text:p>00:04: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45.16S" calcext:value-type="time">
            <text:p>00:03:45,16</text:p>
          </table:table-cell>
          <table:table-cell/>
          <table:table-cell office:value-type="time" office:time-value="PT00H03M20.51S" calcext:value-type="time">
            <text:p>00:03: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44S" calcext:value-type="time">
            <text:p>00:04:44,00</text:p>
          </table:table-cell>
          <table:table-cell/>
          <table:table-cell office:value-type="time" office:time-value="PT00H05M07.36S" calcext:value-type="time">
            <text:p>00:05:0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17.86S" calcext:value-type="time">
            <text:p>00:02:17,86</text:p>
          </table:table-cell>
          <table:table-cell/>
          <table:table-cell office:value-type="time" office:time-value="PT00H03M53.52S" calcext:value-type="time">
            <text:p>00:03: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15.44S" calcext:value-type="time">
            <text:p>00:04:15,44</text:p>
          </table:table-cell>
          <table:table-cell/>
          <table:table-cell office:value-type="time" office:time-value="PT00H02M18.97S" calcext:value-type="time">
            <text:p>00:02: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47.58S" calcext:value-type="time">
            <text:p>00:03:47,58</text:p>
          </table:table-cell>
          <table:table-cell/>
          <table:table-cell office:value-type="time" office:time-value="PT00H02M41.66S" calcext:value-type="time">
            <text:p>00:02: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31.93S" calcext:value-type="time">
            <text:p>00:03:31,93</text:p>
          </table:table-cell>
          <table:table-cell/>
          <table:table-cell office:value-type="time" office:time-value="PT00H03M00.23S" calcext:value-type="time">
            <text:p>00:03:0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11.29S" calcext:value-type="time">
            <text:p>00:06:11,29</text:p>
          </table:table-cell>
          <table:table-cell/>
          <table:table-cell office:value-type="time" office:time-value="PT00H02M48.11S" calcext:value-type="time">
            <text:p>00:02: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26.59S" calcext:value-type="time">
            <text:p>00:03:26,59</text:p>
          </table:table-cell>
          <table:table-cell/>
          <table:table-cell office:value-type="time" office:time-value="PT00H02M20.04S" calcext:value-type="time">
            <text:p>00:02: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25.66S" calcext:value-type="time">
            <text:p>00:03:25,66</text:p>
          </table:table-cell>
          <table:table-cell/>
          <table:table-cell office:value-type="time" office:time-value="PT00H03M25.15S" calcext:value-type="time">
            <text:p>00:03: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02.39S" calcext:value-type="time">
            <text:p>00:03:02,39</text:p>
          </table:table-cell>
          <table:table-cell/>
          <table:table-cell office:value-type="time" office:time-value="PT00H06M57.31S" calcext:value-type="time">
            <text:p>00:06: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12.49S" calcext:value-type="time">
            <text:p>00:04:12,49</text:p>
          </table:table-cell>
          <table:table-cell/>
          <table:table-cell office:value-type="time" office:time-value="PT00H04M29.17S" calcext:value-type="time">
            <text:p>00:04: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05.95S" calcext:value-type="time">
            <text:p>00:03:05,95</text:p>
          </table:table-cell>
          <table:table-cell/>
          <table:table-cell office:value-type="time" office:time-value="PT00H04M23.15S" calcext:value-type="time">
            <text:p>00:04: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20.2S" calcext:value-type="time">
            <text:p>00:03:20,20</text:p>
          </table:table-cell>
          <table:table-cell/>
          <table:table-cell office:value-type="time" office:time-value="PT00H08M17.7S" calcext:value-type="time">
            <text:p>00:08: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00.44S" calcext:value-type="time">
            <text:p>00:03:00,44</text:p>
          </table:table-cell>
          <table:table-cell/>
          <table:table-cell office:value-type="time" office:time-value="PT00H04M33.21S" calcext:value-type="time">
            <text:p>00:04: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54.73S" calcext:value-type="time">
            <text:p>00:02:54,73</text:p>
          </table:table-cell>
          <table:table-cell/>
          <table:table-cell office:value-type="time" office:time-value="PT00H06M30.86S" calcext:value-type="time">
            <text:p>00:06: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19.18S" calcext:value-type="time">
            <text:p>00:06:19,18</text:p>
          </table:table-cell>
          <table:table-cell/>
          <table:table-cell office:value-type="time" office:time-value="PT00H06M44.47S" calcext:value-type="time">
            <text:p>00:06: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30.09S" calcext:value-type="time">
            <text:p>00:02:30,09</text:p>
          </table:table-cell>
          <table:table-cell/>
          <table:table-cell office:value-type="time" office:time-value="PT00H06M24.5S" calcext:value-type="time">
            <text:p>00:06: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02.44S" calcext:value-type="time">
            <text:p>00:03:02,44</text:p>
          </table:table-cell>
          <table:table-cell/>
          <table:table-cell office:value-type="time" office:time-value="PT00H04M48.46S" calcext:value-type="time">
            <text:p>00:04: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7M13.54S" calcext:value-type="time">
            <text:p>00:07:13,54</text:p>
          </table:table-cell>
          <table:table-cell/>
          <table:table-cell office:value-type="time" office:time-value="PT00H07M21.85S" calcext:value-type="time">
            <text:p>00:07: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50.32S" calcext:value-type="time">
            <text:p>00:03:50,32</text:p>
          </table:table-cell>
          <table:table-cell/>
          <table:table-cell office:value-type="time" office:time-value="PT00H04M42.52S" calcext:value-type="time">
            <text:p>00:04: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42.82S" calcext:value-type="time">
            <text:p>00:02:42,82</text:p>
          </table:table-cell>
          <table:table-cell/>
          <table:table-cell office:value-type="time" office:time-value="PT00H06M12.57S" calcext:value-type="time">
            <text:p>00:06: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23.27S" calcext:value-type="time">
            <text:p>00:04:23,27</text:p>
          </table:table-cell>
          <table:table-cell/>
          <table:table-cell office:value-type="time" office:time-value="PT00H07M21.37S" calcext:value-type="time">
            <text:p>00:07: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36.95S" calcext:value-type="time">
            <text:p>00:05:36,95</text:p>
          </table:table-cell>
          <table:table-cell/>
          <table:table-cell office:value-type="time" office:time-value="PT00H05M16.86S" calcext:value-type="time">
            <text:p>00:05: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29.7S" calcext:value-type="time">
            <text:p>00:05:29,70</text:p>
          </table:table-cell>
          <table:table-cell/>
          <table:table-cell office:value-type="time" office:time-value="PT00H06M20.6S" calcext:value-type="time">
            <text:p>00:06: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33.62S" calcext:value-type="time">
            <text:p>00:04:33,62</text:p>
          </table:table-cell>
          <table:table-cell/>
          <table:table-cell office:value-type="time" office:time-value="PT00H04M50.2S" calcext:value-type="time">
            <text:p>00:04: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31.74S" calcext:value-type="time">
            <text:p>00:01:31,74</text:p>
          </table:table-cell>
          <table:table-cell/>
          <table:table-cell office:value-type="time" office:time-value="PT00H05M14.21S" calcext:value-type="time">
            <text:p>00:05: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15.95S" calcext:value-type="time">
            <text:p>00:05:15,95</text:p>
          </table:table-cell>
          <table:table-cell/>
          <table:table-cell office:value-type="time" office:time-value="PT00H05M44S" calcext:value-type="time">
            <text:p>00:05: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51.95S" calcext:value-type="time">
            <text:p>00:06:51,95</text:p>
          </table:table-cell>
          <table:table-cell/>
          <table:table-cell office:value-type="time" office:time-value="PT00H07M39.31S" calcext:value-type="time">
            <text:p>00:07: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53.01S" calcext:value-type="time">
            <text:p>00:03:53,01</text:p>
          </table:table-cell>
          <table:table-cell/>
          <table:table-cell office:value-type="time" office:time-value="PT00H06M00.96S" calcext:value-type="time">
            <text:p>00:06:0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43.73S" calcext:value-type="time">
            <text:p>00:05:43,73</text:p>
          </table:table-cell>
          <table:table-cell/>
          <table:table-cell office:value-type="time" office:time-value="PT00H07M00.05S" calcext:value-type="time">
            <text:p>00:07:0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44.28S" calcext:value-type="time">
            <text:p>00:04:44,28</text:p>
          </table:table-cell>
          <table:table-cell/>
          <table:table-cell office:value-type="time" office:time-value="PT00H04M17.35S" calcext:value-type="time">
            <text:p>00:04: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48.49S" calcext:value-type="time">
            <text:p>00:06:48,49</text:p>
          </table:table-cell>
          <table:table-cell/>
          <table:table-cell office:value-type="time" office:time-value="PT00H05M50.25S" calcext:value-type="time">
            <text:p>00:05: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39.48S" calcext:value-type="time">
            <text:p>00:04:39,48</text:p>
          </table:table-cell>
          <table:table-cell/>
          <table:table-cell office:value-type="time" office:time-value="PT00H07M03.9S" calcext:value-type="time">
            <text:p>00:07:0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7M12.1S" calcext:value-type="time">
            <text:p>00:07:12,10</text:p>
          </table:table-cell>
          <table:table-cell/>
          <table:table-cell office:value-type="time" office:time-value="PT00H02M36.41S" calcext:value-type="time">
            <text:p>00:02: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46.12S" calcext:value-type="time">
            <text:p>00:05:46,12</text:p>
          </table:table-cell>
          <table:table-cell/>
          <table:table-cell office:value-type="time" office:time-value="PT00H09M51.51S" calcext:value-type="time">
            <text:p>00:09: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43.52S" calcext:value-type="time">
            <text:p>00:04:43,52</text:p>
          </table:table-cell>
          <table:table-cell/>
          <table:table-cell office:value-type="time" office:time-value="PT00H06M04.86S" calcext:value-type="time">
            <text:p>00:06:0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37.15S" calcext:value-type="time">
            <text:p>00:02:37,15</text:p>
          </table:table-cell>
          <table:table-cell/>
          <table:table-cell office:value-type="time" office:time-value="PT00H06M38.8S" calcext:value-type="time">
            <text:p>00:06: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35.95S" calcext:value-type="time">
            <text:p>00:03:35,95</text:p>
          </table:table-cell>
          <table:table-cell/>
          <table:table-cell office:value-type="time" office:time-value="PT00H06M13.68S" calcext:value-type="time">
            <text:p>00:06: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47.67S" calcext:value-type="time">
            <text:p>00:02:47,67</text:p>
          </table:table-cell>
          <table:table-cell/>
          <table:table-cell office:value-type="time" office:time-value="PT00H04M02.35S" calcext:value-type="time">
            <text:p>00:04:0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8M17.37S" calcext:value-type="time">
            <text:p>00:08:17,37</text:p>
          </table:table-cell>
          <table:table-cell/>
          <table:table-cell office:value-type="time" office:time-value="PT00H03M31.02S" calcext:value-type="time">
            <text:p>00:03: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29.31S" calcext:value-type="time">
            <text:p>00:04:29,31</text:p>
          </table:table-cell>
          <table:table-cell/>
          <table:table-cell office:value-type="time" office:time-value="PT00H03M15.68S" calcext:value-type="time">
            <text:p>00:03: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16.33S" calcext:value-type="time">
            <text:p>00:03:16,33</text:p>
          </table:table-cell>
          <table:table-cell/>
          <table:table-cell office:value-type="time" office:time-value="PT00H02M34.25S" calcext:value-type="time">
            <text:p>00:02: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27.52S" calcext:value-type="time">
            <text:p>00:05:27,52</text:p>
          </table:table-cell>
          <table:table-cell/>
          <table:table-cell office:value-type="time" office:time-value="PT00H03M06.02S" calcext:value-type="time">
            <text:p>00:03:0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7M52.5S" calcext:value-type="time">
            <text:p>00:07:52,50</text:p>
          </table:table-cell>
          <table:table-cell/>
          <table:table-cell office:value-type="time" office:time-value="PT00H02M47.21S" calcext:value-type="time">
            <text:p>00:02: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31.74S" calcext:value-type="time">
            <text:p>00:04:31,74</text:p>
          </table:table-cell>
          <table:table-cell/>
          <table:table-cell office:value-type="time" office:time-value="PT00H02M38.85S" calcext:value-type="time">
            <text:p>00:02: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18.9S" calcext:value-type="time">
            <text:p>00:04:18,90</text:p>
          </table:table-cell>
          <table:table-cell/>
          <table:table-cell office:value-type="time" office:time-value="PT00H03M58.33S" calcext:value-type="time">
            <text:p>00:03: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17.19S" calcext:value-type="time">
            <text:p>00:05:17,19</text:p>
          </table:table-cell>
          <table:table-cell/>
          <table:table-cell office:value-type="time" office:time-value="PT00H03M36.67S" calcext:value-type="time">
            <text:p>00:03: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40.1S" calcext:value-type="time">
            <text:p>00:05:40,10</text:p>
          </table:table-cell>
          <table:table-cell/>
          <table:table-cell office:value-type="time" office:time-value="PT00H02M52.41S" calcext:value-type="time">
            <text:p>00:02: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49.09S" calcext:value-type="time">
            <text:p>00:06:49,09</text:p>
          </table:table-cell>
          <table:table-cell/>
          <table:table-cell office:value-type="time" office:time-value="PT00H02M53.45S" calcext:value-type="time">
            <text:p>00:02: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58.31S" calcext:value-type="time">
            <text:p>00:03:58,31</text:p>
          </table:table-cell>
          <table:table-cell/>
          <table:table-cell office:value-type="time" office:time-value="PT00H03M56.38S" calcext:value-type="time">
            <text:p>00:03: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8M04.58S" calcext:value-type="time">
            <text:p>00:08:04,58</text:p>
          </table:table-cell>
          <table:table-cell/>
          <table:table-cell office:value-type="time" office:time-value="PT00H03M37.43S" calcext:value-type="time">
            <text:p>00:03: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7M30.75S" calcext:value-type="time">
            <text:p>00:07:30,75</text:p>
          </table:table-cell>
          <table:table-cell/>
          <table:table-cell office:value-type="time" office:time-value="PT00H03M02.86S" calcext:value-type="time">
            <text:p>00:03:0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7M08.9S" calcext:value-type="time">
            <text:p>00:07:08,90</text:p>
          </table:table-cell>
          <table:table-cell/>
          <table:table-cell office:value-type="time" office:time-value="PT00H03M12.31S" calcext:value-type="time">
            <text:p>00:03: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41.4S" calcext:value-type="time">
            <text:p>00:03:41,40</text:p>
          </table:table-cell>
          <table:table-cell/>
          <table:table-cell office:value-type="time" office:time-value="PT00H02M56.15S" calcext:value-type="time">
            <text:p>00:02: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10.71S" calcext:value-type="time">
            <text:p>00:04:10,71</text:p>
          </table:table-cell>
          <table:table-cell/>
          <table:table-cell office:value-type="time" office:time-value="PT00H03M14.75S" calcext:value-type="time">
            <text:p>00:03: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53.43S" calcext:value-type="time">
            <text:p>00:04:53,43</text:p>
          </table:table-cell>
          <table:table-cell/>
          <table:table-cell office:value-type="time" office:time-value="PT00H03M58.47S" calcext:value-type="time">
            <text:p>00:03: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07.85S" calcext:value-type="time">
            <text:p>00:04:07,85</text:p>
          </table:table-cell>
          <table:table-cell/>
          <table:table-cell office:value-type="time" office:time-value="PT00H03M50.13S" calcext:value-type="time">
            <text:p>00:03: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8M50.53S" calcext:value-type="time">
            <text:p>00:08:50,53</text:p>
          </table:table-cell>
          <table:table-cell/>
          <table:table-cell office:value-type="time" office:time-value="PT00H02M59.86S" calcext:value-type="time">
            <text:p>00:03:0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44.1S" calcext:value-type="time">
            <text:p>00:03:44,10</text:p>
          </table:table-cell>
          <table:table-cell/>
          <table:table-cell office:value-type="time" office:time-value="PT00H02M13.05S" calcext:value-type="time">
            <text:p>00:02: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31.81S" calcext:value-type="time">
            <text:p>00:05:31,81</text:p>
          </table:table-cell>
          <table:table-cell/>
          <table:table-cell office:value-type="time" office:time-value="PT00H05M13.93S" calcext:value-type="time">
            <text:p>00:05: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11.31S" calcext:value-type="time">
            <text:p>00:05:11,31</text:p>
          </table:table-cell>
          <table:table-cell/>
          <table:table-cell office:value-type="time" office:time-value="PT00H06M04.32S" calcext:value-type="time">
            <text:p>00:06:0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19.48S" calcext:value-type="time">
            <text:p>00:05:19,48</text:p>
          </table:table-cell>
          <table:table-cell/>
          <table:table-cell office:value-type="time" office:time-value="PT00H04M33.83S" calcext:value-type="time">
            <text:p>00:04: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8M08.62S" calcext:value-type="time">
            <text:p>00:08:08,62</text:p>
          </table:table-cell>
          <table:table-cell/>
          <table:table-cell office:value-type="time" office:time-value="PT00H03M28.21S" calcext:value-type="time">
            <text:p>00:03: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08.08S" calcext:value-type="time">
            <text:p>00:06:08,08</text:p>
          </table:table-cell>
          <table:table-cell/>
          <table:table-cell office:value-type="time" office:time-value="PT00H02M01.95S" calcext:value-type="time">
            <text:p>00:02:0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14.91S" calcext:value-type="time">
            <text:p>00:06:14,91</text:p>
          </table:table-cell>
          <table:table-cell/>
          <table:table-cell office:value-type="time" office:time-value="PT00H02M45.16S" calcext:value-type="time">
            <text:p>00:02: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09.08S" calcext:value-type="time">
            <text:p>00:05:09,08</text:p>
          </table:table-cell>
          <table:table-cell/>
          <table:table-cell office:value-type="time" office:time-value="PT00H02M25.4S" calcext:value-type="time">
            <text:p>00:02: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26.36S" calcext:value-type="time">
            <text:p>00:06:26,36</text:p>
          </table:table-cell>
          <table:table-cell/>
          <table:table-cell office:value-type="time" office:time-value="PT00H02M46.02S" calcext:value-type="time">
            <text:p>00:02: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8M01.72S" calcext:value-type="time">
            <text:p>00:08:01,72</text:p>
          </table:table-cell>
          <table:table-cell/>
          <table:table-cell office:value-type="time" office:time-value="PT00H02M00.54S" calcext:value-type="time">
            <text:p>00:02:0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42.17S" calcext:value-type="time">
            <text:p>00:03:42,17</text:p>
          </table:table-cell>
          <table:table-cell/>
          <table:table-cell office:value-type="time" office:time-value="PT00H02M51.64S" calcext:value-type="time">
            <text:p>00:02: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34.18S" calcext:value-type="time">
            <text:p>00:04:34,18</text:p>
          </table:table-cell>
          <table:table-cell/>
          <table:table-cell office:value-type="time" office:time-value="PT00H03M58.98S" calcext:value-type="time">
            <text:p>00:03: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37.76S" calcext:value-type="time">
            <text:p>00:05:37,76</text:p>
          </table:table-cell>
          <table:table-cell/>
          <table:table-cell office:value-type="time" office:time-value="PT00H02M15.68S" calcext:value-type="time">
            <text:p>00:02: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53.73S" calcext:value-type="time">
            <text:p>00:06:53,73</text:p>
          </table:table-cell>
          <table:table-cell/>
          <table:table-cell office:value-type="time" office:time-value="PT00H04M39.55S" calcext:value-type="time">
            <text:p>00:04: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50.13S" calcext:value-type="time">
            <text:p>00:05:50,13</text:p>
          </table:table-cell>
          <table:table-cell/>
          <table:table-cell office:value-type="time" office:time-value="PT00H05M36.74S" calcext:value-type="time">
            <text:p>00:05: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20.16S" calcext:value-type="time">
            <text:p>00:06:20,16</text:p>
          </table:table-cell>
          <table:table-cell/>
          <table:table-cell office:value-type="time" office:time-value="PT00H07M46.51S" calcext:value-type="time">
            <text:p>00:07: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22.2S" calcext:value-type="time">
            <text:p>00:04:22,20</text:p>
          </table:table-cell>
          <table:table-cell/>
          <table:table-cell office:value-type="time" office:time-value="PT00H07M28.01S" calcext:value-type="time">
            <text:p>00:07: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20.18S" calcext:value-type="time">
            <text:p>00:05:20,18</text:p>
          </table:table-cell>
          <table:table-cell/>
          <table:table-cell office:value-type="time" office:time-value="PT00H05M52.62S" calcext:value-type="time">
            <text:p>00:05: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23.11S" calcext:value-type="time">
            <text:p>00:06:23,11</text:p>
          </table:table-cell>
          <table:table-cell/>
          <table:table-cell office:value-type="time" office:time-value="PT00H04M39.15S" calcext:value-type="time">
            <text:p>00:04: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7M45.17S" calcext:value-type="time">
            <text:p>00:07:45,17</text:p>
          </table:table-cell>
          <table:table-cell/>
          <table:table-cell office:value-type="time" office:time-value="PT00H04M05.2S" calcext:value-type="time">
            <text:p>00:04:0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06.2S" calcext:value-type="time">
            <text:p>00:04:06,20</text:p>
          </table:table-cell>
          <table:table-cell/>
          <table:table-cell office:value-type="time" office:time-value="PT00H04M57.17S" calcext:value-type="time">
            <text:p>00:04: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40.15S" calcext:value-type="time">
            <text:p>00:04:40,15</text:p>
          </table:table-cell>
          <table:table-cell/>
          <table:table-cell office:value-type="time" office:time-value="PT00H03M46S" calcext:value-type="time">
            <text:p>00:03: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28.17S" calcext:value-type="time">
            <text:p>00:04:28,17</text:p>
          </table:table-cell>
          <table:table-cell/>
          <table:table-cell office:value-type="time" office:time-value="PT00H06M33S" calcext:value-type="time">
            <text:p>00:06: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32.16S" calcext:value-type="time">
            <text:p>00:05:32,16</text:p>
          </table:table-cell>
          <table:table-cell/>
          <table:table-cell office:value-type="time" office:time-value="PT00H07M32.3S" calcext:value-type="time">
            <text:p>00:07: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34.16S" calcext:value-type="time">
            <text:p>00:05:34,16</text:p>
          </table:table-cell>
          <table:table-cell/>
          <table:table-cell office:value-type="time" office:time-value="PT00H07M20.11S" calcext:value-type="time">
            <text:p>00:07: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44.17S" calcext:value-type="time">
            <text:p>00:04:44,17</text:p>
          </table:table-cell>
          <table:table-cell/>
          <table:table-cell office:value-type="time" office:time-value="PT00H04M57.1S" calcext:value-type="time">
            <text:p>00:04: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00.51S" calcext:value-type="time">
            <text:p>00:05:00,51</text:p>
          </table:table-cell>
          <table:table-cell/>
          <table:table-cell office:value-type="time" office:time-value="PT00H04M47.21S" calcext:value-type="time">
            <text:p>00:04: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53.15S" calcext:value-type="time">
            <text:p>00:06:53,15</text:p>
          </table:table-cell>
          <table:table-cell/>
          <table:table-cell office:value-type="time" office:time-value="PT00H03M50.11S" calcext:value-type="time">
            <text:p>00:03: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36.81S" calcext:value-type="time">
            <text:p>00:02:36,81</text:p>
          </table:table-cell>
          <table:table-cell/>
          <table:table-cell office:value-type="time" office:time-value="PT00H05M18.11S" calcext:value-type="time">
            <text:p>00:05: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06.2S" calcext:value-type="time">
            <text:p>00:04:06,20</text:p>
          </table:table-cell>
          <table:table-cell/>
          <table:table-cell office:value-type="time" office:time-value="PT00H07M56.1S" calcext:value-type="time">
            <text:p>00:07: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06.2S" calcext:value-type="time">
            <text:p>00:04:06,20</text:p>
          </table:table-cell>
          <table:table-cell/>
          <table:table-cell office:value-type="time" office:time-value="PT00H06M35.11S" calcext:value-type="time">
            <text:p>00:06: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16.37S" calcext:value-type="time">
            <text:p>00:05:16,37</text:p>
          </table:table-cell>
          <table:table-cell/>
          <table:table-cell office:value-type="time" office:time-value="PT00H09M31.61S" calcext:value-type="time">
            <text:p>00:09: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03.14S" calcext:value-type="time">
            <text:p>00:03:03,14</text:p>
          </table:table-cell>
          <table:table-cell/>
          <table:table-cell office:value-type="time" office:time-value="PT00H07M07.64S" calcext:value-type="time">
            <text:p>00:07:0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26.17S" calcext:value-type="time">
            <text:p>00:02:26,17</text:p>
          </table:table-cell>
          <table:table-cell/>
          <table:table-cell office:value-type="time" office:time-value="PT00H08M42.64S" calcext:value-type="time">
            <text:p>00:08: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01.88S" calcext:value-type="time">
            <text:p>00:03:01,88</text:p>
          </table:table-cell>
          <table:table-cell/>
          <table:table-cell office:value-type="time" office:time-value="PT00H05M55.64S" calcext:value-type="time">
            <text:p>00:05: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30.63S" calcext:value-type="time">
            <text:p>00:04:30,63</text:p>
          </table:table-cell>
          <table:table-cell/>
          <table:table-cell office:value-type="time" office:time-value="PT00H04M27.22S" calcext:value-type="time">
            <text:p>00:04: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54.59S" calcext:value-type="time">
            <text:p>00:02:54,59</text:p>
          </table:table-cell>
          <table:table-cell/>
          <table:table-cell office:value-type="time" office:time-value="PT00H06M56.27S" calcext:value-type="time">
            <text:p>00:06: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44.24S" calcext:value-type="time">
            <text:p>00:02:44,24</text:p>
          </table:table-cell>
          <table:table-cell/>
          <table:table-cell office:value-type="time" office:time-value="PT00H09M01.86S" calcext:value-type="time">
            <text:p>00:09:0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28.79S" calcext:value-type="time">
            <text:p>00:02:28,79</text:p>
          </table:table-cell>
          <table:table-cell/>
          <table:table-cell office:value-type="time" office:time-value="PT00H09M14.47S" calcext:value-type="time">
            <text:p>00:09: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00.81S" calcext:value-type="time">
            <text:p>00:03:00,81</text:p>
          </table:table-cell>
          <table:table-cell/>
          <table:table-cell office:value-type="time" office:time-value="PT00H05M43.96S" calcext:value-type="time">
            <text:p>00:05: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22.71S" calcext:value-type="time">
            <text:p>00:04:22,71</text:p>
          </table:table-cell>
          <table:table-cell/>
          <table:table-cell office:value-type="time" office:time-value="PT00H05M34.02S" calcext:value-type="time">
            <text:p>00:05: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36.92S" calcext:value-type="time">
            <text:p>00:02:36,92</text:p>
          </table:table-cell>
          <table:table-cell/>
          <table:table-cell office:value-type="time" office:time-value="PT00H04M58.56S" calcext:value-type="time">
            <text:p>00:04: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09.01S" calcext:value-type="time">
            <text:p>00:03:09,01</text:p>
          </table:table-cell>
          <table:table-cell/>
          <table:table-cell office:value-type="time" office:time-value="PT00H05M33.6S" calcext:value-type="time">
            <text:p>00:05: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35.64S" calcext:value-type="time">
            <text:p>00:02:35,64</text:p>
          </table:table-cell>
          <table:table-cell/>
          <table:table-cell office:value-type="time" office:time-value="PT00H05M23.27S" calcext:value-type="time">
            <text:p>00:05: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12.26S" calcext:value-type="time">
            <text:p>00:03:12,26</text:p>
          </table:table-cell>
          <table:table-cell/>
          <table:table-cell office:value-type="time" office:time-value="PT00H06M25.06S" calcext:value-type="time">
            <text:p>00:06: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36.39S" calcext:value-type="time">
            <text:p>00:02:36,39</text:p>
          </table:table-cell>
          <table:table-cell/>
          <table:table-cell office:value-type="time" office:time-value="PT00H06M59.1S" calcext:value-type="time">
            <text:p>00:06: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36.2S" calcext:value-type="time">
            <text:p>00:02:36,20</text:p>
          </table:table-cell>
          <table:table-cell/>
          <table:table-cell office:value-type="time" office:time-value="PT00H10M32.42S" calcext:value-type="time">
            <text:p>00:10: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04.11S" calcext:value-type="time">
            <text:p>00:02:04,11</text:p>
          </table:table-cell>
          <table:table-cell/>
          <table:table-cell office:value-type="time" office:time-value="PT00H06M50.11S" calcext:value-type="time">
            <text:p>00:06: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54.03S" calcext:value-type="time">
            <text:p>00:02:54,03</text:p>
          </table:table-cell>
          <table:table-cell/>
          <table:table-cell office:value-type="time" office:time-value="PT00H05M21.37S" calcext:value-type="time">
            <text:p>00:05: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04.41S" calcext:value-type="time">
            <text:p>00:03:04,41</text:p>
          </table:table-cell>
          <table:table-cell/>
          <table:table-cell office:value-type="time" office:time-value="PT00H09M51.11S" calcext:value-type="time">
            <text:p>00:09: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02.72S" calcext:value-type="time">
            <text:p>00:02:02,72</text:p>
          </table:table-cell>
          <table:table-cell/>
          <table:table-cell office:value-type="time" office:time-value="PT00H08M03.72S" calcext:value-type="time">
            <text:p>00:08:0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05.18S" calcext:value-type="time">
            <text:p>00:02:05,18</text:p>
          </table:table-cell>
          <table:table-cell/>
          <table:table-cell office:value-type="time" office:time-value="PT00H07M03.16S" calcext:value-type="time">
            <text:p>00:07:0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42.15S" calcext:value-type="time">
            <text:p>00:02:42,15</text:p>
          </table:table-cell>
          <table:table-cell/>
          <table:table-cell office:value-type="time" office:time-value="PT00H07M19.76S" calcext:value-type="time">
            <text:p>00:07: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55.52S" calcext:value-type="time">
            <text:p>00:03:55,52</text:p>
          </table:table-cell>
          <table:table-cell/>
          <table:table-cell office:value-type="time" office:time-value="PT00H05M49.6S" calcext:value-type="time">
            <text:p>00:05: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9M25.71S" calcext:value-type="time">
            <text:p>00:09:25,71</text:p>
          </table:table-cell>
          <table:table-cell/>
          <table:table-cell office:value-type="time" office:time-value="PT00H06M39.11S" calcext:value-type="time">
            <text:p>00:06: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44.56S" calcext:value-type="time">
            <text:p>00:02:44,56</text:p>
          </table:table-cell>
          <table:table-cell/>
          <table:table-cell office:value-type="time" office:time-value="PT00H06M34.9S" calcext:value-type="time">
            <text:p>00:06: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54.41S" calcext:value-type="time">
            <text:p>00:03:54,41</text:p>
          </table:table-cell>
          <table:table-cell/>
          <table:table-cell office:value-type="time" office:time-value="PT00H08M25.1S" calcext:value-type="time">
            <text:p>00:08: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9M41.73S" calcext:value-type="time">
            <text:p>00:09:41,73</text:p>
          </table:table-cell>
          <table:table-cell/>
          <table:table-cell office:value-type="time" office:time-value="PT00H08M07.62S" calcext:value-type="time">
            <text:p>00:08:0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33.23S" calcext:value-type="time">
            <text:p>00:06:33,23</text:p>
          </table:table-cell>
          <table:table-cell/>
          <table:table-cell office:value-type="time" office:time-value="PT00H09M45.52S" calcext:value-type="time">
            <text:p>00:09: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8M19.37S" calcext:value-type="time">
            <text:p>00:08:19,37</text:p>
          </table:table-cell>
          <table:table-cell/>
          <table:table-cell office:value-type="time" office:time-value="PT00H10M11.22S" calcext:value-type="time">
            <text:p>00:10: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36.13S" calcext:value-type="time">
            <text:p>00:06:36,13</text:p>
          </table:table-cell>
          <table:table-cell/>
          <table:table-cell office:value-type="time" office:time-value="PT00H08M31.23S" calcext:value-type="time">
            <text:p>00:08: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49.23S" calcext:value-type="time">
            <text:p>00:05:49,23</text:p>
          </table:table-cell>
          <table:table-cell/>
          <table:table-cell office:value-type="time" office:time-value="PT00H05M09.99S" calcext:value-type="time">
            <text:p>00:05: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01.7S" calcext:value-type="time">
            <text:p>00:06:01,70</text:p>
          </table:table-cell>
          <table:table-cell/>
          <table:table-cell office:value-type="time" office:time-value="PT00H07M26.64S" calcext:value-type="time">
            <text:p>00:07: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16.42S" calcext:value-type="time">
            <text:p>00:05:16,42</text:p>
          </table:table-cell>
          <table:table-cell/>
          <table:table-cell office:value-type="time" office:time-value="PT00H05M30.28S" calcext:value-type="time">
            <text:p>00:05: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20S" calcext:value-type="time">
            <text:p>00:06:20,00</text:p>
          </table:table-cell>
          <table:table-cell/>
          <table:table-cell office:value-type="time" office:time-value="PT00H11M35.18S" calcext:value-type="time">
            <text:p>00:11: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31.21S" calcext:value-type="time">
            <text:p>00:03:31,21</text:p>
          </table:table-cell>
          <table:table-cell/>
          <table:table-cell office:value-type="time" office:time-value="PT00H06M35.13S" calcext:value-type="time">
            <text:p>00:06: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13.17S" calcext:value-type="time">
            <text:p>00:05:13,17</text:p>
          </table:table-cell>
          <table:table-cell/>
          <table:table-cell office:value-type="time" office:time-value="PT00H03M11.19S" calcext:value-type="time">
            <text:p>00:03: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02.63S" calcext:value-type="time">
            <text:p>00:06:02,63</text:p>
          </table:table-cell>
          <table:table-cell/>
          <table:table-cell office:value-type="time" office:time-value="PT00H06M14.1S" calcext:value-type="time">
            <text:p>00:06: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11.75S" calcext:value-type="time">
            <text:p>00:03:11,75</text:p>
          </table:table-cell>
          <table:table-cell/>
          <table:table-cell office:value-type="time" office:time-value="PT00H04M42.03S" calcext:value-type="time">
            <text:p>00:04: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51.9S" calcext:value-type="time">
            <text:p>00:03:51,90</text:p>
          </table:table-cell>
          <table:table-cell/>
          <table:table-cell office:value-type="time" office:time-value="PT00H05M00.63S" calcext:value-type="time">
            <text:p>00:05:0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56.84S" calcext:value-type="time">
            <text:p>00:03:56,84</text:p>
          </table:table-cell>
          <table:table-cell/>
          <table:table-cell office:value-type="time" office:time-value="PT00H06M23.11S" calcext:value-type="time">
            <text:p>00:06: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00.95S" calcext:value-type="time">
            <text:p>00:04:00,95</text:p>
          </table:table-cell>
          <table:table-cell/>
          <table:table-cell office:value-type="time" office:time-value="PT00H06M45.75S" calcext:value-type="time">
            <text:p>00:06: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44.51S" calcext:value-type="time">
            <text:p>00:03:44,51</text:p>
          </table:table-cell>
          <table:table-cell/>
          <table:table-cell office:value-type="time" office:time-value="PT00H08M44.28S" calcext:value-type="time">
            <text:p>00:08: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25.2S" calcext:value-type="time">
            <text:p>00:03:25,20</text:p>
          </table:table-cell>
          <table:table-cell/>
          <table:table-cell office:value-type="time" office:time-value="PT00H05M59.63S" calcext:value-type="time">
            <text:p>00:06:0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24.03S" calcext:value-type="time">
            <text:p>00:03:24,03</text:p>
          </table:table-cell>
          <table:table-cell/>
          <table:table-cell office:value-type="time" office:time-value="PT00H05M53.92S" calcext:value-type="time">
            <text:p>00:05: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59.07S" calcext:value-type="time">
            <text:p>00:06:59,07</text:p>
          </table:table-cell>
          <table:table-cell/>
          <table:table-cell office:value-type="time" office:time-value="PT00H07M34.37S" calcext:value-type="time">
            <text:p>00:07: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15.21S" calcext:value-type="time">
            <text:p>00:03:15,21</text:p>
          </table:table-cell>
          <table:table-cell/>
          <table:table-cell office:value-type="time" office:time-value="PT00H06M08.27S" calcext:value-type="time">
            <text:p>00:06:0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41.24S" calcext:value-type="time">
            <text:p>00:03:41,24</text:p>
          </table:table-cell>
          <table:table-cell/>
          <table:table-cell office:value-type="time" office:time-value="PT00H04M42.7S" calcext:value-type="time">
            <text:p>00:04: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19S" calcext:value-type="time">
            <text:p>00:04:19,00</text:p>
          </table:table-cell>
          <table:table-cell/>
          <table:table-cell office:value-type="time" office:time-value="PT00H07M37.34S" calcext:value-type="time">
            <text:p>00:07: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33.72S" calcext:value-type="time">
            <text:p>00:03:33,72</text:p>
          </table:table-cell>
          <table:table-cell/>
          <table:table-cell office:value-type="time" office:time-value="PT00H09M21.11S" calcext:value-type="time">
            <text:p>00:09: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35.39S" calcext:value-type="time">
            <text:p>00:03:35,39</text:p>
          </table:table-cell>
          <table:table-cell/>
          <table:table-cell office:value-type="time" office:time-value="PT00H05M12.15S" calcext:value-type="time">
            <text:p>00:05: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54.52S" calcext:value-type="time">
            <text:p>00:02:54,52</text:p>
          </table:table-cell>
          <table:table-cell/>
          <table:table-cell office:value-type="time" office:time-value="PT00H05M38.11S" calcext:value-type="time">
            <text:p>00:05: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49.16S" calcext:value-type="time">
            <text:p>00:03:49,16</text:p>
          </table:table-cell>
          <table:table-cell/>
          <table:table-cell office:value-type="time" office:time-value="PT00H04M38.11S" calcext:value-type="time">
            <text:p>00:04: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29.49S" calcext:value-type="time">
            <text:p>00:03:29,49</text:p>
          </table:table-cell>
          <table:table-cell/>
          <table:table-cell office:value-type="time" office:time-value="PT00H04M38.66S" calcext:value-type="time">
            <text:p>00:04: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11M13.59S" calcext:value-type="time">
            <text:p>00:11:13,59</text:p>
          </table:table-cell>
          <table:table-cell/>
          <table:table-cell office:value-type="time" office:time-value="PT00H05M36.39S" calcext:value-type="time">
            <text:p>00:05: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55.43S" calcext:value-type="time">
            <text:p>00:04:55,43</text:p>
          </table:table-cell>
          <table:table-cell/>
          <table:table-cell office:value-type="time" office:time-value="PT00H04M52.36S" calcext:value-type="time">
            <text:p>00:04: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00.75S" calcext:value-type="time">
            <text:p>00:06:00,75</text:p>
          </table:table-cell>
          <table:table-cell/>
          <table:table-cell office:value-type="time" office:time-value="PT00H03M24.38S" calcext:value-type="time">
            <text:p>00:03: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49.39S" calcext:value-type="time">
            <text:p>00:03:49,39</text:p>
          </table:table-cell>
          <table:table-cell/>
          <table:table-cell office:value-type="time" office:time-value="PT00H05M11.17S" calcext:value-type="time">
            <text:p>00:05: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42.96S" calcext:value-type="time">
            <text:p>00:05:42,96</text:p>
          </table:table-cell>
          <table:table-cell/>
          <table:table-cell office:value-type="time" office:time-value="PT00H07M43.45S" calcext:value-type="time">
            <text:p>00:07: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7M52.16S" calcext:value-type="time">
            <text:p>00:07:52,16</text:p>
          </table:table-cell>
          <table:table-cell/>
          <table:table-cell office:value-type="time" office:time-value="PT00H06M11.38S" calcext:value-type="time">
            <text:p>00:06: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01.54S" calcext:value-type="time">
            <text:p>00:05:01,54</text:p>
          </table:table-cell>
          <table:table-cell/>
          <table:table-cell office:value-type="time" office:time-value="PT00H06M18.46S" calcext:value-type="time">
            <text:p>00:06: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05.62S" calcext:value-type="time">
            <text:p>00:02:05,62</text:p>
          </table:table-cell>
          <table:table-cell/>
          <table:table-cell office:value-type="time" office:time-value="PT00H06M51.09S" calcext:value-type="time">
            <text:p>00:06: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17.95S" calcext:value-type="time">
            <text:p>00:05:17,95</text:p>
          </table:table-cell>
          <table:table-cell/>
          <table:table-cell office:value-type="time" office:time-value="PT00H06M40.94S" calcext:value-type="time">
            <text:p>00:06: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8M29.61S" calcext:value-type="time">
            <text:p>00:08:29,61</text:p>
          </table:table-cell>
          <table:table-cell/>
          <table:table-cell office:value-type="time" office:time-value="PT00H11M58.17S" calcext:value-type="time">
            <text:p>00:11: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22.87S" calcext:value-type="time">
            <text:p>00:05:22,87</text:p>
          </table:table-cell>
          <table:table-cell/>
          <table:table-cell office:value-type="time" office:time-value="PT00H10M00.63S" calcext:value-type="time">
            <text:p>00:10:0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56.94S" calcext:value-type="time">
            <text:p>00:03:56,94</text:p>
          </table:table-cell>
          <table:table-cell/>
          <table:table-cell office:value-type="time" office:time-value="PT00H03M12.73S" calcext:value-type="time">
            <text:p>00:03: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02.46S" calcext:value-type="time">
            <text:p>00:05:02,46</text:p>
          </table:table-cell>
          <table:table-cell/>
          <table:table-cell office:value-type="time" office:time-value="PT00H03M57.4S" calcext:value-type="time">
            <text:p>00:03: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19.51S" calcext:value-type="time">
            <text:p>00:03:19,51</text:p>
          </table:table-cell>
          <table:table-cell/>
          <table:table-cell office:value-type="time" office:time-value="PT00H02M45.07S" calcext:value-type="time">
            <text:p>00:02: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22.34S" calcext:value-type="time">
            <text:p>00:05:22,34</text:p>
          </table:table-cell>
          <table:table-cell/>
          <table:table-cell office:value-type="time" office:time-value="PT00H03M44.77S" calcext:value-type="time">
            <text:p>00:03: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49.39S" calcext:value-type="time">
            <text:p>00:02:49,39</text:p>
          </table:table-cell>
          <table:table-cell/>
          <table:table-cell office:value-type="time" office:time-value="PT00H07M29.45S" calcext:value-type="time">
            <text:p>00:07: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57.73S" calcext:value-type="time">
            <text:p>00:01:57,73</text:p>
          </table:table-cell>
          <table:table-cell/>
          <table:table-cell office:value-type="time" office:time-value="PT00H05M59.35S" calcext:value-type="time">
            <text:p>00:05: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41.66S" calcext:value-type="time">
            <text:p>00:02:41,66</text:p>
          </table:table-cell>
          <table:table-cell/>
          <table:table-cell office:value-type="time" office:time-value="PT00H04M18.02S" calcext:value-type="time">
            <text:p>00:04: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37.71S" calcext:value-type="time">
            <text:p>00:02:37,71</text:p>
          </table:table-cell>
          <table:table-cell/>
          <table:table-cell office:value-type="time" office:time-value="PT00H05M17.09S" calcext:value-type="time">
            <text:p>00:05: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55.64S" calcext:value-type="time">
            <text:p>00:04:55,64</text:p>
          </table:table-cell>
          <table:table-cell/>
          <table:table-cell office:value-type="time" office:time-value="PT00H05M39.64S" calcext:value-type="time">
            <text:p>00:05: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19.34S" calcext:value-type="time">
            <text:p>00:03:19,34</text:p>
          </table:table-cell>
          <table:table-cell/>
          <table:table-cell office:value-type="time" office:time-value="PT00H03M26.77S" calcext:value-type="time">
            <text:p>00:03: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49.85S" calcext:value-type="time">
            <text:p>00:02:49,85</text:p>
          </table:table-cell>
          <table:table-cell/>
          <table:table-cell office:value-type="time" office:time-value="PT00H06M20.2S" calcext:value-type="time">
            <text:p>00:06: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49.46S" calcext:value-type="time">
            <text:p>00:03:49,46</text:p>
          </table:table-cell>
          <table:table-cell/>
          <table:table-cell office:value-type="time" office:time-value="PT00H03M38.34S" calcext:value-type="time">
            <text:p>00:03: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09.41S" calcext:value-type="time">
            <text:p>00:02:09,41</text:p>
          </table:table-cell>
          <table:table-cell/>
          <table:table-cell office:value-type="time" office:time-value="PT00H02M59.63S" calcext:value-type="time">
            <text:p>00:03:0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28.63S" calcext:value-type="time">
            <text:p>00:04:28,63</text:p>
          </table:table-cell>
          <table:table-cell/>
          <table:table-cell office:value-type="time" office:time-value="PT00H04M02.56S" calcext:value-type="time">
            <text:p>00:04:0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31.72S" calcext:value-type="time">
            <text:p>00:03:31,72</text:p>
          </table:table-cell>
          <table:table-cell/>
          <table:table-cell office:value-type="time" office:time-value="PT00H05M54.11S" calcext:value-type="time">
            <text:p>00:05: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52.57S" calcext:value-type="time">
            <text:p>00:03:52,57</text:p>
          </table:table-cell>
          <table:table-cell/>
          <table:table-cell office:value-type="time" office:time-value="PT00H04M30.51S" calcext:value-type="time">
            <text:p>00:04: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57.5S" calcext:value-type="time">
            <text:p>00:06:57,50</text:p>
          </table:table-cell>
          <table:table-cell/>
          <table:table-cell office:value-type="time" office:time-value="PT00H06M04.3S" calcext:value-type="time">
            <text:p>00:06:0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19.09S" calcext:value-type="time">
            <text:p>00:02:19,09</text:p>
          </table:table-cell>
          <table:table-cell/>
          <table:table-cell office:value-type="time" office:time-value="PT00H04M40.36S" calcext:value-type="time">
            <text:p>00:04: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35.46S" calcext:value-type="time">
            <text:p>00:05:35,46</text:p>
          </table:table-cell>
          <table:table-cell/>
          <table:table-cell office:value-type="time" office:time-value="PT00H04M29.54S" calcext:value-type="time">
            <text:p>00:04: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28.01S" calcext:value-type="time">
            <text:p>00:03:28,01</text:p>
          </table:table-cell>
          <table:table-cell/>
          <table:table-cell office:value-type="time" office:time-value="PT00H04M16.4S" calcext:value-type="time">
            <text:p>00:04: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50.04S" calcext:value-type="time">
            <text:p>00:04:50,04</text:p>
          </table:table-cell>
          <table:table-cell/>
          <table:table-cell office:value-type="time" office:time-value="PT00H04M12.98S" calcext:value-type="time">
            <text:p>00:04: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35.25S" calcext:value-type="time">
            <text:p>00:03:35,25</text:p>
          </table:table-cell>
          <table:table-cell/>
          <table:table-cell office:value-type="time" office:time-value="PT00H03M50.67S" calcext:value-type="time">
            <text:p>00:03: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57.01S" calcext:value-type="time">
            <text:p>00:04:57,01</text:p>
          </table:table-cell>
          <table:table-cell/>
          <table:table-cell office:value-type="time" office:time-value="PT00H04M27.87S" calcext:value-type="time">
            <text:p>00:04: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03.42S" calcext:value-type="time">
            <text:p>00:05:03,42</text:p>
          </table:table-cell>
          <table:table-cell/>
          <table:table-cell office:value-type="time" office:time-value="PT00H06M50.37S" calcext:value-type="time">
            <text:p>00:06: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15.65S" calcext:value-type="time">
            <text:p>00:06:15,65</text:p>
          </table:table-cell>
          <table:table-cell/>
          <table:table-cell office:value-type="time" office:time-value="PT00H05M26.36S" calcext:value-type="time">
            <text:p>00:05: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04.74S" calcext:value-type="time">
            <text:p>00:04:04,74</text:p>
          </table:table-cell>
          <table:table-cell/>
          <table:table-cell office:value-type="time" office:time-value="PT00H03M33.42S" calcext:value-type="time">
            <text:p>00:03: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0M39.73S" calcext:value-type="time">
            <text:p>00:00:39,73</text:p>
          </table:table-cell>
          <table:table-cell/>
          <table:table-cell office:value-type="time" office:time-value="PT00H03M27.7S" calcext:value-type="time">
            <text:p>00:03: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21.13S" calcext:value-type="time">
            <text:p>00:04:21,13</text:p>
          </table:table-cell>
          <table:table-cell/>
          <table:table-cell office:value-type="time" office:time-value="PT00H02M44.56S" calcext:value-type="time">
            <text:p>00:02: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58.17S" calcext:value-type="time">
            <text:p>00:04:58,17</text:p>
          </table:table-cell>
          <table:table-cell/>
          <table:table-cell office:value-type="time" office:time-value="PT00H02M27.29S" calcext:value-type="time">
            <text:p>00:02: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32.79S" calcext:value-type="time">
            <text:p>00:03:32,79</text:p>
          </table:table-cell>
          <table:table-cell/>
          <table:table-cell office:value-type="time" office:time-value="PT00H03M08.76S" calcext:value-type="time">
            <text:p>00:03:0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15S" calcext:value-type="time">
            <text:p>00:03:15,00</text:p>
          </table:table-cell>
          <table:table-cell/>
          <table:table-cell office:value-type="time" office:time-value="PT00H02M33.23S" calcext:value-type="time">
            <text:p>00:02: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49.6S" calcext:value-type="time">
            <text:p>00:02:49,60</text:p>
          </table:table-cell>
          <table:table-cell/>
          <table:table-cell office:value-type="time" office:time-value="PT00H02M06.81S" calcext:value-type="time">
            <text:p>00:02:0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58.47S" calcext:value-type="time">
            <text:p>00:02:58,47</text:p>
          </table:table-cell>
          <table:table-cell/>
          <table:table-cell office:value-type="time" office:time-value="PT00H02M20.3S" calcext:value-type="time">
            <text:p>00:02: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25.54S" calcext:value-type="time">
            <text:p>00:02:25,5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58.12S" calcext:value-type="time">
            <text:p>00:03:58,12</text:p>
          </table:table-cell>
          <table:table-cell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12.77S" calcext:value-type="time">
            <text:p>00:06:12,7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10.24S" calcext:value-type="time">
            <text:p>00:05:10,2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43.56S" calcext:value-type="time">
            <text:p>00:01:43,5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7M40.75S" calcext:value-type="time">
            <text:p>00:07:40,7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29.79S" calcext:value-type="time">
            <text:p>00:03:29,7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05.83S" calcext:value-type="time">
            <text:p>00:05:05,8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05.92S" calcext:value-type="time">
            <text:p>00:04:05,9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36.13S" calcext:value-type="time">
            <text:p>00:05:36,1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44.65S" calcext:value-type="time">
            <text:p>00:02:44,6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20.32S" calcext:value-type="time">
            <text:p>00:04:20,3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50.32S" calcext:value-type="time">
            <text:p>00:03:50,3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48.37S" calcext:value-type="time">
            <text:p>00:02:48,3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15.68S" calcext:value-type="time">
            <text:p>00:03:15,6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51.04S" calcext:value-type="time">
            <text:p>00:04:51,0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26.96S" calcext:value-type="time">
            <text:p>00:04:26,9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52.62S" calcext:value-type="time">
            <text:p>00:04:52,6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37.22S" calcext:value-type="time">
            <text:p>00:02:37,2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34.23S" calcext:value-type="time">
            <text:p>00:04:34,2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42.84S" calcext:value-type="time">
            <text:p>00:04:42,8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08.08S" calcext:value-type="time">
            <text:p>00:03:08,0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53.92S" calcext:value-type="time">
            <text:p>00:05:53,9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21.41S" calcext:value-type="time">
            <text:p>00:06:21,4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27.4S" calcext:value-type="time">
            <text:p>00:03:27,4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08.52S" calcext:value-type="time">
            <text:p>00:05:08,5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28.05S" calcext:value-type="time">
            <text:p>00:02:28,0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32.32S" calcext:value-type="time">
            <text:p>00:05:32,3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47.3S" calcext:value-type="time">
            <text:p>00:03:47,3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36.13S" calcext:value-type="time">
            <text:p>00:05:36,1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39.08S" calcext:value-type="time">
            <text:p>00:04:39,0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56.33S" calcext:value-type="time">
            <text:p>00:04:56,3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27.7S" calcext:value-type="time">
            <text:p>00:03:27,7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29.61S" calcext:value-type="time">
            <text:p>00:04:29,6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40.1S" calcext:value-type="time">
            <text:p>00:05:40,1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12.33S" calcext:value-type="time">
            <text:p>00:04:12,3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02.79S" calcext:value-type="time">
            <text:p>00:04:02,7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36.78S" calcext:value-type="time">
            <text:p>00:04:36,7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32.65S" calcext:value-type="time">
            <text:p>00:03:32,6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10.96S" calcext:value-type="time">
            <text:p>00:04:10,9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52.87S" calcext:value-type="time">
            <text:p>00:03:52,8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22.43S" calcext:value-type="time">
            <text:p>00:05:22,4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25.99S" calcext:value-type="time">
            <text:p>00:05:25,9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50.02S" calcext:value-type="time">
            <text:p>00:03:50,0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36.32S" calcext:value-type="time">
            <text:p>00:04:36,3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59.98S" calcext:value-type="time">
            <text:p>00:04:59,9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49.21S" calcext:value-type="time">
            <text:p>00:04:49,2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02.05S" calcext:value-type="time">
            <text:p>00:05:02,0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18.86S" calcext:value-type="time">
            <text:p>00:01:18,8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12M41.22S" calcext:value-type="time">
            <text:p>00:12:41,2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11.84S" calcext:value-type="time">
            <text:p>00:05:11,8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10.06S" calcext:value-type="time">
            <text:p>00:06:10,0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27.03S" calcext:value-type="time">
            <text:p>00:02:27,0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02.67S" calcext:value-type="time">
            <text:p>00:05:02,6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10M25.45S" calcext:value-type="time">
            <text:p>00:10:25,4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23.01S" calcext:value-type="time">
            <text:p>00:06:23,0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36.3S" calcext:value-type="time">
            <text:p>00:05:36,3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9M09.45S" calcext:value-type="time">
            <text:p>00:09:09,4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03.74S" calcext:value-type="time">
            <text:p>00:05:03,7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23.27S" calcext:value-type="time">
            <text:p>00:03:23,2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33.62S" calcext:value-type="time">
            <text:p>00:04:33,6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11.64S" calcext:value-type="time">
            <text:p>00:06:11,6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15.65S" calcext:value-type="time">
            <text:p>00:05:15,6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37.13S" calcext:value-type="time">
            <text:p>00:04:37,1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40.4S" calcext:value-type="time">
            <text:p>00:01:40,4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48.9S" calcext:value-type="time">
            <text:p>00:04:48,9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17.07S" calcext:value-type="time">
            <text:p>00:04:17,0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57.7S" calcext:value-type="time">
            <text:p>00:06:57,7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7M01.77S" calcext:value-type="time">
            <text:p>00:07:01,7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16.12S" calcext:value-type="time">
            <text:p>00:06:16,1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41.59S" calcext:value-type="time">
            <text:p>00:02:41,5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8M05.97S" calcext:value-type="time">
            <text:p>00:08:05,9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37.8S" calcext:value-type="time">
            <text:p>00:05:37,8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03.32S" calcext:value-type="time">
            <text:p>00:05:03,3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59S" calcext:value-type="time">
            <text:p>00:05:59,0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51.16S" calcext:value-type="time">
            <text:p>00:04:51,1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10M04.11S" calcext:value-type="time">
            <text:p>00:10:04,1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27.12S" calcext:value-type="time">
            <text:p>00:05:27,1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45.12S" calcext:value-type="time">
            <text:p>00:03:45,1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34.04S" calcext:value-type="time">
            <text:p>00:05:34,0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38.64S" calcext:value-type="time">
            <text:p>00:06:38,6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49.53S" calcext:value-type="time">
            <text:p>00:05:49,5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30.28S" calcext:value-type="time">
            <text:p>00:05:30,2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42.45S" calcext:value-type="time">
            <text:p>00:04:42,4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7M08.29S" calcext:value-type="time">
            <text:p>00:07:08,2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19.39S" calcext:value-type="time">
            <text:p>00:03:19,3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58.56S" calcext:value-type="time">
            <text:p>00:03:58,5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09.17S" calcext:value-type="time">
            <text:p>00:03:09,1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09.34S" calcext:value-type="time">
            <text:p>00:05:09,3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55.31S" calcext:value-type="time">
            <text:p>00:03:55,3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26.96S" calcext:value-type="time">
            <text:p>00:02:26,9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25.31S" calcext:value-type="time">
            <text:p>00:03:25,3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23.52S" calcext:value-type="time">
            <text:p>00:03:23,5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49.14S" calcext:value-type="time">
            <text:p>00:02:49,1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28.49S" calcext:value-type="time">
            <text:p>00:02:28,4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43.61S" calcext:value-type="time">
            <text:p>00:03:43,6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46.44S" calcext:value-type="time">
            <text:p>00:02:46,4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20.11S" calcext:value-type="time">
            <text:p>00:02:20,1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56.5S" calcext:value-type="time">
            <text:p>00:03:56,5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49.07S" calcext:value-type="time">
            <text:p>00:04:49,0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44.38S" calcext:value-type="time">
            <text:p>00:05:44,3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24.59S" calcext:value-type="time">
            <text:p>00:04:24,5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49.69S" calcext:value-type="time">
            <text:p>00:02:49,6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07.48S" calcext:value-type="time">
            <text:p>00:04:07,4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26.73S" calcext:value-type="time">
            <text:p>00:03:26,7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42.96S" calcext:value-type="time">
            <text:p>00:02:42,9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9M35.02S" calcext:value-type="time">
            <text:p>00:09:35,0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20.48S" calcext:value-type="time">
            <text:p>00:04:20,4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57.26S" calcext:value-type="time">
            <text:p>00:04:57,2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30.75S" calcext:value-type="time">
            <text:p>00:06:30,7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19.04S" calcext:value-type="time">
            <text:p>00:03:19,0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46.63S" calcext:value-type="time">
            <text:p>00:04:46,6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16.74S" calcext:value-type="time">
            <text:p>00:03:16,7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04.72S" calcext:value-type="time">
            <text:p>00:06:04,7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7M51.34S" calcext:value-type="time">
            <text:p>00:07:51,3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35.81S" calcext:value-type="time">
            <text:p>00:04:35,8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54.48S" calcext:value-type="time">
            <text:p>00:02:54,4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33.58S" calcext:value-type="time">
            <text:p>00:04:33,5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49.16S" calcext:value-type="time">
            <text:p>00:03:49,1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14.72S" calcext:value-type="time">
            <text:p>00:05:14,7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02.16S" calcext:value-type="time">
            <text:p>00:05:02,1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27.56S" calcext:value-type="time">
            <text:p>00:04:27,5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09.52S" calcext:value-type="time">
            <text:p>00:03:09,5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41.66S" calcext:value-type="time">
            <text:p>00:03:41,6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58.52S" calcext:value-type="time">
            <text:p>00:02:58,5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7M39.43S" calcext:value-type="time">
            <text:p>00:07:39,4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43.47S" calcext:value-type="time">
            <text:p>00:05:43,4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28.54S" calcext:value-type="time">
            <text:p>00:05:28,5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53.45S" calcext:value-type="time">
            <text:p>00:04:53,4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06.27S" calcext:value-type="time">
            <text:p>00:04:06,2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38.15S" calcext:value-type="time">
            <text:p>00:04:38,1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17.65S" calcext:value-type="time">
            <text:p>00:05:17,6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50.67S" calcext:value-type="time">
            <text:p>00:03:50,6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40.59S" calcext:value-type="time">
            <text:p>00:04:40,5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36.06S" calcext:value-type="time">
            <text:p>00:03:36,0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04.99S" calcext:value-type="time">
            <text:p>00:04:04,9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42.4S" calcext:value-type="time">
            <text:p>00:02:42,4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03.72S" calcext:value-type="time">
            <text:p>00:03:03,7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05.04S" calcext:value-type="time">
            <text:p>00:03:05,0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05.9S" calcext:value-type="time">
            <text:p>00:03:05,9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30.7S" calcext:value-type="time">
            <text:p>00:03:30,7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14.82S" calcext:value-type="time">
            <text:p>00:03:14,8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55.31S" calcext:value-type="time">
            <text:p>00:03:55,3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26.52S" calcext:value-type="time">
            <text:p>00:03:26,5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08.83S" calcext:value-type="time">
            <text:p>00:06:08,8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08.29S" calcext:value-type="time">
            <text:p>00:03:08,2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02.65S" calcext:value-type="time">
            <text:p>00:01:02,6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47.37S" calcext:value-type="time">
            <text:p>00:03:47,3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46.67S" calcext:value-type="time">
            <text:p>00:05:46,6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54.1S" calcext:value-type="time">
            <text:p>00:01:54,1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53.92S" calcext:value-type="time">
            <text:p>00:02:53,9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47.3S" calcext:value-type="time">
            <text:p>00:02:47,3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49.44S" calcext:value-type="time">
            <text:p>00:01:49,4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49.88S" calcext:value-type="time">
            <text:p>00:04:49,8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38.43S" calcext:value-type="time">
            <text:p>00:05:38,4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19.06S" calcext:value-type="time">
            <text:p>00:01:19,0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08.92S" calcext:value-type="time">
            <text:p>00:03:08,9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39.55S" calcext:value-type="time">
            <text:p>00:04:39,5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18.02S" calcext:value-type="time">
            <text:p>00:03:18,0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47.16S" calcext:value-type="time">
            <text:p>00:03:47,1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25.57S" calcext:value-type="time">
            <text:p>00:02:25,5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44.77S" calcext:value-type="time">
            <text:p>00:03:44,7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35.06S" calcext:value-type="time">
            <text:p>00:02:35,0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51.62S" calcext:value-type="time">
            <text:p>00:05:51,6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50.95S" calcext:value-type="time">
            <text:p>00:04:50,9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35.64S" calcext:value-type="time">
            <text:p>00:03:35,6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44.91S" calcext:value-type="time">
            <text:p>00:06:44,9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14.89S" calcext:value-type="time">
            <text:p>00:02:14,8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10.01S" calcext:value-type="time">
            <text:p>00:03:10,0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21.09S" calcext:value-type="time">
            <text:p>00:04:21,0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24.29S" calcext:value-type="time">
            <text:p>00:03:24,2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01.81S" calcext:value-type="time">
            <text:p>00:02:01,8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32.35S" calcext:value-type="time">
            <text:p>00:04:32,3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7M29.93S" calcext:value-type="time">
            <text:p>00:07:29,9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48.35S" calcext:value-type="time">
            <text:p>00:03:48,3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50.18S" calcext:value-type="time">
            <text:p>00:01:50,1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55.57S" calcext:value-type="time">
            <text:p>00:03:55,5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16.49S" calcext:value-type="time">
            <text:p>00:05:16,4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18.56S" calcext:value-type="time">
            <text:p>00:05:18,5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35.67S" calcext:value-type="time">
            <text:p>00:04:35,6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04.74S" calcext:value-type="time">
            <text:p>00:05:04,7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29.63S" calcext:value-type="time">
            <text:p>00:06:29,6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33.44S" calcext:value-type="time">
            <text:p>00:05:33,4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38.64S" calcext:value-type="time">
            <text:p>00:02:38,6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28.82S" calcext:value-type="time">
            <text:p>00:03:28,8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25.78S" calcext:value-type="time">
            <text:p>00:04:25,7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49.48S" calcext:value-type="time">
            <text:p>00:05:49,4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12.66S" calcext:value-type="time">
            <text:p>00:01:12,6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36.76S" calcext:value-type="time">
            <text:p>00:02:36,7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16.3S" calcext:value-type="time">
            <text:p>00:05:16,3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19.32S" calcext:value-type="time">
            <text:p>00:02:19,3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00.95S" calcext:value-type="time">
            <text:p>00:03:00,9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41.4S" calcext:value-type="time">
            <text:p>00:03:41,4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55.4S" calcext:value-type="time">
            <text:p>00:02:55,4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31.95S" calcext:value-type="time">
            <text:p>00:02:31,9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16.86S" calcext:value-type="time">
            <text:p>00:04:16,8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40.34S" calcext:value-type="time">
            <text:p>00:03:40,3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25.61S" calcext:value-type="time">
            <text:p>00:04:25,6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40.92S" calcext:value-type="time">
            <text:p>00:05:40,9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35.11S" calcext:value-type="time">
            <text:p>00:04:35,1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49.85S" calcext:value-type="time">
            <text:p>00:02:49,8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30.84S" calcext:value-type="time">
            <text:p>00:02:30,8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59.54S" calcext:value-type="time">
            <text:p>00:03:59,5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16.53S" calcext:value-type="time">
            <text:p>00:02:16,5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12.1S" calcext:value-type="time">
            <text:p>00:05:12,1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46.23S" calcext:value-type="time">
            <text:p>00:05:46,2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39.1S" calcext:value-type="time">
            <text:p>00:02:39,1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24.31S" calcext:value-type="time">
            <text:p>00:04:24,3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00.82S" calcext:value-type="time">
            <text:p>00:04:00,8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06.97S" calcext:value-type="time">
            <text:p>00:04:06,9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37.55S" calcext:value-type="time">
            <text:p>00:04:37,5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48.04S" calcext:value-type="time">
            <text:p>00:04:48,0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34.99S" calcext:value-type="time">
            <text:p>00:03:34,9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12.5S" calcext:value-type="time">
            <text:p>00:05:12,5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54.96S" calcext:value-type="time">
            <text:p>00:04:54,9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41.43S" calcext:value-type="time">
            <text:p>00:04:41,4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25.17S" calcext:value-type="time">
            <text:p>00:04:25,1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56.36S" calcext:value-type="time">
            <text:p>00:05:56,3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32.6S" calcext:value-type="time">
            <text:p>00:04:32,6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27.08S" calcext:value-type="time">
            <text:p>00:03:27,0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23.27S" calcext:value-type="time">
            <text:p>00:03:23,2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55.92S" calcext:value-type="time">
            <text:p>00:03:55,9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13.7S" calcext:value-type="time">
            <text:p>00:03:13,7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09.96S" calcext:value-type="time">
            <text:p>00:06:09,9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8M15.84S" calcext:value-type="time">
            <text:p>00:08:15,8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16.58S" calcext:value-type="time">
            <text:p>00:02:16,5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7M13.63S" calcext:value-type="time">
            <text:p>00:07:13,6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00.07S" calcext:value-type="time">
            <text:p>00:05:00,0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46.26S" calcext:value-type="time">
            <text:p>00:04:46,2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22.11S" calcext:value-type="time">
            <text:p>00:03:22,1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37.99S" calcext:value-type="time">
            <text:p>00:06:37,9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7M13.24S" calcext:value-type="time">
            <text:p>00:07:13,2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37.39S" calcext:value-type="time">
            <text:p>00:04:37,3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8M26.13S" calcext:value-type="time">
            <text:p>00:08:26,1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8M56.24S" calcext:value-type="time">
            <text:p>00:08:56,2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27.98S" calcext:value-type="time">
            <text:p>00:05:27,9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57.94S" calcext:value-type="time">
            <text:p>00:04:57,9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17.53S" calcext:value-type="time">
            <text:p>00:04:17,5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37.27S" calcext:value-type="time">
            <text:p>00:06:37,2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04.74S" calcext:value-type="time">
            <text:p>00:04:04,7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57.22S" calcext:value-type="time">
            <text:p>00:05:57,2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38.45S" calcext:value-type="time">
            <text:p>00:03:38,4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39.15S" calcext:value-type="time">
            <text:p>00:05:39,1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32.74S" calcext:value-type="time">
            <text:p>00:04:32,7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53.38S" calcext:value-type="time">
            <text:p>00:03:53,3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24.75S" calcext:value-type="time">
            <text:p>00:04:24,7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34.25S" calcext:value-type="time">
            <text:p>00:02:34,2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7M23.27S" calcext:value-type="time">
            <text:p>00:07:23,2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00.3S" calcext:value-type="time">
            <text:p>00:01:00,3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38.52S" calcext:value-type="time">
            <text:p>00:05:38,5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31.79S" calcext:value-type="time">
            <text:p>00:01:31,7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7M52.16S" calcext:value-type="time">
            <text:p>00:07:52,1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8M05.16S" calcext:value-type="time">
            <text:p>00:08:05,1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16.79S" calcext:value-type="time">
            <text:p>00:06:16,7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9M35.88S" calcext:value-type="time">
            <text:p>00:09:35,8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12M12.89S" calcext:value-type="time">
            <text:p>00:12:12,8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26.78S" calcext:value-type="time">
            <text:p>00:06:26,7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03.58S" calcext:value-type="time">
            <text:p>00:06:03,5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09.87S" calcext:value-type="time">
            <text:p>00:06:09,8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44.56S" calcext:value-type="time">
            <text:p>00:06:44,5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53.69S" calcext:value-type="time">
            <text:p>00:04:53,6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24.17S" calcext:value-type="time">
            <text:p>00:05:24,1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34S" calcext:value-type="time">
            <text:p>00:02:34,0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18.02S" calcext:value-type="time">
            <text:p>00:02:18,0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42.98S" calcext:value-type="time">
            <text:p>00:02:42,9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50.2S" calcext:value-type="time">
            <text:p>00:02:50,2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44.44S" calcext:value-type="time">
            <text:p>00:02:44,4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38.5S" calcext:value-type="time">
            <text:p>00:03:38,5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32.97S" calcext:value-type="time">
            <text:p>00:02:32,9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53.08S" calcext:value-type="time">
            <text:p>00:01:53,0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05.88S" calcext:value-type="time">
            <text:p>00:02:05,8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59.17S" calcext:value-type="time">
            <text:p>00:02:59,1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59.56S" calcext:value-type="time">
            <text:p>00:03:59,5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08.55S" calcext:value-type="time">
            <text:p>00:03:08,5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31S" calcext:value-type="time">
            <text:p>00:03:31,0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06.46S" calcext:value-type="time">
            <text:p>00:03:06,4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46.02S" calcext:value-type="time">
            <text:p>00:01:46,0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03.14S" calcext:value-type="time">
            <text:p>00:03:03,1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0M39.31S" calcext:value-type="time">
            <text:p>00:00:39,3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32.6S" calcext:value-type="time">
            <text:p>00:01:32,6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22.13S" calcext:value-type="time">
            <text:p>00:02:22,1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55.31S" calcext:value-type="time">
            <text:p>00:02:55,3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31.56S" calcext:value-type="time">
            <text:p>00:02:31,5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25.64S" calcext:value-type="time">
            <text:p>00:02:25,6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15.68S" calcext:value-type="time">
            <text:p>00:03:15,6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11.77S" calcext:value-type="time">
            <text:p>00:04:11,7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31.81S" calcext:value-type="time">
            <text:p>00:02:31,8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27.66S" calcext:value-type="time">
            <text:p>00:03:27,6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01.53S" calcext:value-type="time">
            <text:p>00:04:01,5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44.93S" calcext:value-type="time">
            <text:p>00:01:44,9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33.76S" calcext:value-type="time">
            <text:p>00:03:33,7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33.6S" calcext:value-type="time">
            <text:p>00:02:33,6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10.03S" calcext:value-type="time">
            <text:p>00:04:10,0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11.96S" calcext:value-type="time">
            <text:p>00:03:11,9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48.46S" calcext:value-type="time">
            <text:p>00:02:48,4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25.38S" calcext:value-type="time">
            <text:p>00:02:25,3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17.6S" calcext:value-type="time">
            <text:p>00:03:17,6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50.67S" calcext:value-type="time">
            <text:p>00:02:50,6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24.73S" calcext:value-type="time">
            <text:p>00:02:24,7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01.93S" calcext:value-type="time">
            <text:p>00:03:01,9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27.54S" calcext:value-type="time">
            <text:p>00:03:27,5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32.16S" calcext:value-type="time">
            <text:p>00:02:32,1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24.57S" calcext:value-type="time">
            <text:p>00:02:24,5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42.12S" calcext:value-type="time">
            <text:p>00:03:42,1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47.3S" calcext:value-type="time">
            <text:p>00:03:47,3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21.23S" calcext:value-type="time">
            <text:p>00:06:21,2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41.01S" calcext:value-type="time">
            <text:p>00:03:41,0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13.38S" calcext:value-type="time">
            <text:p>00:03:13,3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31.74S" calcext:value-type="time">
            <text:p>00:01:31,7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35.71S" calcext:value-type="time">
            <text:p>00:01:35,7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07.83S" calcext:value-type="time">
            <text:p>00:02:07,8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8M10.38S" calcext:value-type="time">
            <text:p>00:08:10,3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09.94S" calcext:value-type="time">
            <text:p>00:04:09,9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48.11S" calcext:value-type="time">
            <text:p>00:02:48,1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35.78S" calcext:value-type="time">
            <text:p>00:05:35,7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00.7S" calcext:value-type="time">
            <text:p>00:03:00,7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52.46S" calcext:value-type="time">
            <text:p>00:06:52,4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40.91S" calcext:value-type="time">
            <text:p>00:01:40,9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03.16S" calcext:value-type="time">
            <text:p>00:04:03,1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27.36S" calcext:value-type="time">
            <text:p>00:04:27,3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03.39S" calcext:value-type="time">
            <text:p>00:06:03,3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19.9S" calcext:value-type="time">
            <text:p>00:03:19,9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44.44S" calcext:value-type="time">
            <text:p>00:01:44,4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47.39S" calcext:value-type="time">
            <text:p>00:05:47,3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7M00.1S" calcext:value-type="time">
            <text:p>00:07:00,1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09.06S" calcext:value-type="time">
            <text:p>00:03:09,0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22.5S" calcext:value-type="time">
            <text:p>00:06:22,5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04.32S" calcext:value-type="time">
            <text:p>00:04:04,3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54.08S" calcext:value-type="time">
            <text:p>00:02:54,0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37.39S" calcext:value-type="time">
            <text:p>00:03:37,3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54.68S" calcext:value-type="time">
            <text:p>00:02:54,6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39.8S" calcext:value-type="time">
            <text:p>00:05:39,8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46.23S" calcext:value-type="time">
            <text:p>00:05:46,2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56.01S" calcext:value-type="time">
            <text:p>00:06:56,0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58.33S" calcext:value-type="time">
            <text:p>00:04:58,3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51.83S" calcext:value-type="time">
            <text:p>00:02:51,8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34.42S" calcext:value-type="time">
            <text:p>00:06:34,4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42.7S" calcext:value-type="time">
            <text:p>00:02:42,7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25.64S" calcext:value-type="time">
            <text:p>00:04:25,6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04.23S" calcext:value-type="time">
            <text:p>00:04:04,2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50.48S" calcext:value-type="time">
            <text:p>00:03:50,4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7M00.7S" calcext:value-type="time">
            <text:p>00:07:00,7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14.14S" calcext:value-type="time">
            <text:p>00:02:14,1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52.29S" calcext:value-type="time">
            <text:p>00:05:52,2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47.86S" calcext:value-type="time">
            <text:p>00:05:47,8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51.46S" calcext:value-type="time">
            <text:p>00:05:51,4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7M57.61S" calcext:value-type="time">
            <text:p>00:07:57,6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53.57S" calcext:value-type="time">
            <text:p>00:03:53,5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05.51S" calcext:value-type="time">
            <text:p>00:04:05,5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00.63S" calcext:value-type="time">
            <text:p>00:05:00,6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16.77S" calcext:value-type="time">
            <text:p>00:04:16,7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01.23S" calcext:value-type="time">
            <text:p>00:05:01,2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7M19.44S" calcext:value-type="time">
            <text:p>00:07:19,4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27.31S" calcext:value-type="time">
            <text:p>00:05:27,3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03.39S" calcext:value-type="time">
            <text:p>00:06:03,3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8M51.04S" calcext:value-type="time">
            <text:p>00:08:51,0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34.3S" calcext:value-type="time">
            <text:p>00:05:34,3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51.16S" calcext:value-type="time">
            <text:p>00:05:51,1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05.92S" calcext:value-type="time">
            <text:p>00:06:05,9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05.67S" calcext:value-type="time">
            <text:p>00:04:05,6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24.73S" calcext:value-type="time">
            <text:p>00:02:24,7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52.11S" calcext:value-type="time">
            <text:p>00:03:52,1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41.13S" calcext:value-type="time">
            <text:p>00:05:41,1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31.81S" calcext:value-type="time">
            <text:p>00:01:31,8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9M18.12S" calcext:value-type="time">
            <text:p>00:09:18,1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8M11.43S" calcext:value-type="time">
            <text:p>00:08:11,4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31.79S" calcext:value-type="time">
            <text:p>00:04:31,7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47.6S" calcext:value-type="time">
            <text:p>00:05:47,6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34S" calcext:value-type="time">
            <text:p>00:02:34,0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48.6S" calcext:value-type="time">
            <text:p>00:03:48,6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07.29S" calcext:value-type="time">
            <text:p>00:05:07,2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31.86S" calcext:value-type="time">
            <text:p>00:02:31,8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29.1S" calcext:value-type="time">
            <text:p>00:04:29,1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18.32S" calcext:value-type="time">
            <text:p>00:03:18,3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55.85S" calcext:value-type="time">
            <text:p>00:04:55,8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46.14S" calcext:value-type="time">
            <text:p>00:06:46,1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08.69S" calcext:value-type="time">
            <text:p>00:03:08,6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8M12.8S" calcext:value-type="time">
            <text:p>00:08:12,8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47.09S" calcext:value-type="time">
            <text:p>00:06:47,0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52.92S" calcext:value-type="time">
            <text:p>00:04:52,9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30.95S" calcext:value-type="time">
            <text:p>00:02:30,9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28.35S" calcext:value-type="time">
            <text:p>00:02:28,3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15.51S" calcext:value-type="time">
            <text:p>00:05:15,5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42.56S" calcext:value-type="time">
            <text:p>00:03:42,5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46.16S" calcext:value-type="time">
            <text:p>00:04:46,1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36.34S" calcext:value-type="time">
            <text:p>00:05:36,3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24.87S" calcext:value-type="time">
            <text:p>00:05:24,8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32.32S" calcext:value-type="time">
            <text:p>00:03:32,3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43.03S" calcext:value-type="time">
            <text:p>00:03:43,0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01.79S" calcext:value-type="time">
            <text:p>00:04:01,7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55.96S" calcext:value-type="time">
            <text:p>00:03:55,9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14.89S" calcext:value-type="time">
            <text:p>00:01:14,8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19.34S" calcext:value-type="time">
            <text:p>00:03:19,3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38.08S" calcext:value-type="time">
            <text:p>00:02:38,0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17.74S" calcext:value-type="time">
            <text:p>00:02:17,7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07.73S" calcext:value-type="time">
            <text:p>00:03:07,7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49.3S" calcext:value-type="time">
            <text:p>00:02:49,3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01.37S" calcext:value-type="time">
            <text:p>00:03:01,3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58.98S" calcext:value-type="time">
            <text:p>00:03:58,9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55.2S" calcext:value-type="time">
            <text:p>00:02:55,2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29.84S" calcext:value-type="time">
            <text:p>00:02:29,8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41.82S" calcext:value-type="time">
            <text:p>00:03:41,8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56.29S" calcext:value-type="time">
            <text:p>00:04:56,2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22.27S" calcext:value-type="time">
            <text:p>00:05:22,2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7M18.07S" calcext:value-type="time">
            <text:p>00:07:18,0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33S" calcext:value-type="time">
            <text:p>00:06:33,0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35.9S" calcext:value-type="time">
            <text:p>00:02:35,9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32.77S" calcext:value-type="time">
            <text:p>00:04:32,7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38.9S" calcext:value-type="time">
            <text:p>00:06:38,9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31.19S" calcext:value-type="time">
            <text:p>00:04:31,1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18.39S" calcext:value-type="time">
            <text:p>00:04:18,3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46.74S" calcext:value-type="time">
            <text:p>00:03:46,7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55.57S" calcext:value-type="time">
            <text:p>00:06:55,5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29.28S" calcext:value-type="time">
            <text:p>00:04:29,2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8M31.79S" calcext:value-type="time">
            <text:p>00:08:31,7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42.8S" calcext:value-type="time">
            <text:p>00:04:42,8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57.43S" calcext:value-type="time">
            <text:p>00:05:57,4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14.19S" calcext:value-type="time">
            <text:p>00:02:14,1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51.74S" calcext:value-type="time">
            <text:p>00:03:51,7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31.47S" calcext:value-type="time">
            <text:p>00:06:31,4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41.8S" calcext:value-type="time">
            <text:p>00:05:41,8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7M32.23S" calcext:value-type="time">
            <text:p>00:07:32,2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45.86S" calcext:value-type="time">
            <text:p>00:01:45,8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54.06S" calcext:value-type="time">
            <text:p>00:05:54,0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52.55S" calcext:value-type="time">
            <text:p>00:03:52,5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57.15S" calcext:value-type="time">
            <text:p>00:06:57,1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18.46S" calcext:value-type="time">
            <text:p>00:04:18,4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08.36S" calcext:value-type="time">
            <text:p>00:05:08,3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19.95S" calcext:value-type="time">
            <text:p>00:06:19,9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10.24S" calcext:value-type="time">
            <text:p>00:04:10,2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35.34S" calcext:value-type="time">
            <text:p>00:03:35,3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18.21S" calcext:value-type="time">
            <text:p>00:02:18,2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7M52.02S" calcext:value-type="time">
            <text:p>00:07:52,0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00.79S" calcext:value-type="time">
            <text:p>00:03:00,7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22.92S" calcext:value-type="time">
            <text:p>00:04:22,9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36.95S" calcext:value-type="time">
            <text:p>00:05:36,9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57.4S" calcext:value-type="time">
            <text:p>00:03:57,4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32.63S" calcext:value-type="time">
            <text:p>00:02:32,6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22.13S" calcext:value-type="time">
            <text:p>00:06:22,1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52.85S" calcext:value-type="time">
            <text:p>00:05:52,8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03.11S" calcext:value-type="time">
            <text:p>00:05:03,1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00.44S" calcext:value-type="time">
            <text:p>00:03:00,4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09.38S" calcext:value-type="time">
            <text:p>00:05:09,3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10.47S" calcext:value-type="time">
            <text:p>00:02:10,4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6M54.48S" calcext:value-type="time">
            <text:p>00:06:54,4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7M02.74S" calcext:value-type="time">
            <text:p>00:07:02,7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50.44S" calcext:value-type="time">
            <text:p>00:04:50,4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19.16S" calcext:value-type="time">
            <text:p>00:04:19,1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12M54.48S" calcext:value-type="time">
            <text:p>00:12:54,4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39.87S" calcext:value-type="time">
            <text:p>00:03:39,8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03.76S" calcext:value-type="time">
            <text:p>00:04:03,7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18.35S" calcext:value-type="time">
            <text:p>00:04:18,3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18.83S" calcext:value-type="time">
            <text:p>00:03:18,8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14.58S" calcext:value-type="time">
            <text:p>00:02:14,5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18.32S" calcext:value-type="time">
            <text:p>00:02:18,3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57.15S" calcext:value-type="time">
            <text:p>00:02:57,1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47.6S" calcext:value-type="time">
            <text:p>00:01:47,6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07.27S" calcext:value-type="time">
            <text:p>00:02:07,2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01.28S" calcext:value-type="time">
            <text:p>00:04:01,2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06.99S" calcext:value-type="time">
            <text:p>00:01:06,9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37.57S" calcext:value-type="time">
            <text:p>00:03:37,5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45.07S" calcext:value-type="time">
            <text:p>00:02:45,0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56.36S" calcext:value-type="time">
            <text:p>00:01:56,3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52.2S" calcext:value-type="time">
            <text:p>00:02:52,2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20.3S" calcext:value-type="time">
            <text:p>00:02:20,3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25.52S" calcext:value-type="time">
            <text:p>00:03:25,5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45.12S" calcext:value-type="time">
            <text:p>00:03:45,1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50.78S" calcext:value-type="time">
            <text:p>00:03:50,7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26.98S" calcext:value-type="time">
            <text:p>00:03:26,9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06.92S" calcext:value-type="time">
            <text:p>00:03:06,9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15.91S" calcext:value-type="time">
            <text:p>00:04:15,9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58.38S" calcext:value-type="time">
            <text:p>00:03:58,3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41.1S" calcext:value-type="time">
            <text:p>00:03:41,1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33.25S" calcext:value-type="time">
            <text:p>00:03:33,2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50.97S" calcext:value-type="time">
            <text:p>00:02:50,9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22.5S" calcext:value-type="time">
            <text:p>00:03:22,5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10.66S" calcext:value-type="time">
            <text:p>00:04:10,6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35.76S" calcext:value-type="time">
            <text:p>00:03:35,7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31.98S" calcext:value-type="time">
            <text:p>00:03:31,9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25.5S" calcext:value-type="time">
            <text:p>00:03:25,5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06.02S" calcext:value-type="time">
            <text:p>00:04:06,0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07.78S" calcext:value-type="time">
            <text:p>00:04:07,7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40.47S" calcext:value-type="time">
            <text:p>00:03:40,4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27.96S" calcext:value-type="time">
            <text:p>00:03:27,9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32.39S" calcext:value-type="time">
            <text:p>00:03:32,3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40.24S" calcext:value-type="time">
            <text:p>00:03:40,2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10.89S" calcext:value-type="time">
            <text:p>00:03:10,8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22.64S" calcext:value-type="time">
            <text:p>00:02:22,6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16.77S" calcext:value-type="time">
            <text:p>00:04:16,7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22.34S" calcext:value-type="time">
            <text:p>00:03:22,3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42.98S" calcext:value-type="time">
            <text:p>00:03:42,9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08.8S" calcext:value-type="time">
            <text:p>00:03:08,8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34.2S" calcext:value-type="time">
            <text:p>00:02:34,2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59.07S" calcext:value-type="time">
            <text:p>00:03:59,0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54.03S" calcext:value-type="time">
            <text:p>00:02:54,0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57.87S" calcext:value-type="time">
            <text:p>00:03:57,8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02.83S" calcext:value-type="time">
            <text:p>00:02:02,8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17.39S" calcext:value-type="time">
            <text:p>00:04:17,3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58.93S" calcext:value-type="time">
            <text:p>00:04:58,9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31.07S" calcext:value-type="time">
            <text:p>00:03:31,0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28.28S" calcext:value-type="time">
            <text:p>00:04:28,2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0M43.7S" calcext:value-type="time">
            <text:p>00:00:43,7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06.53S" calcext:value-type="time">
            <text:p>00:01:06,5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21.85S" calcext:value-type="time">
            <text:p>00:03:21,8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31S" calcext:value-type="time">
            <text:p>00:02:31,0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08.36S" calcext:value-type="time">
            <text:p>00:04:08,3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36.18S" calcext:value-type="time">
            <text:p>00:04:36,1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26.31S" calcext:value-type="time">
            <text:p>00:05:26,3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18.49S" calcext:value-type="time">
            <text:p>00:04:18,4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34.95S" calcext:value-type="time">
            <text:p>00:01:34,9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34.53S" calcext:value-type="time">
            <text:p>00:03:34,5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20.04S" calcext:value-type="time">
            <text:p>00:02:20,0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01.49S" calcext:value-type="time">
            <text:p>00:01:01,4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15.7S" calcext:value-type="time">
            <text:p>00:01:15,7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15.09S" calcext:value-type="time">
            <text:p>00:01:15,0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0M55.78S" calcext:value-type="time">
            <text:p>00:00:55,7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0M50.99S" calcext:value-type="time">
            <text:p>00:00:50,9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56.31S" calcext:value-type="time">
            <text:p>00:01:56,3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55.08S" calcext:value-type="time">
            <text:p>00:01:55,0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0M18.9S" calcext:value-type="time">
            <text:p>00:00:18,9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01.26S" calcext:value-type="time">
            <text:p>00:03:01,2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17M53.25S" calcext:value-type="time">
            <text:p>00:17:53,2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02.93S" calcext:value-type="time">
            <text:p>00:01:02,9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0M44.42S" calcext:value-type="time">
            <text:p>00:00:44,4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0M50.48S" calcext:value-type="time">
            <text:p>00:00:50,4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0M56.5S" calcext:value-type="time">
            <text:p>00:00:56,5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0M42.49S" calcext:value-type="time">
            <text:p>00:00:42,4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0M50.83S" calcext:value-type="time">
            <text:p>00:00:50,8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0M45.95S" calcext:value-type="time">
            <text:p>00:00:45,9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0M48.25S" calcext:value-type="time">
            <text:p>00:00:48,2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0M47.67S" calcext:value-type="time">
            <text:p>00:00:47,6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0M41.36S" calcext:value-type="time">
            <text:p>00:00:41,3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0M51.29S" calcext:value-type="time">
            <text:p>00:00:51,2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09.29S" calcext:value-type="time">
            <text:p>00:01:09,2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0M52.87S" calcext:value-type="time">
            <text:p>00:00:52,8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0M36.27S" calcext:value-type="time">
            <text:p>00:00:36,2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05.48S" calcext:value-type="time">
            <text:p>00:02:05,4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0M32.49S" calcext:value-type="time">
            <text:p>00:00:32,4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0M27.4S" calcext:value-type="time">
            <text:p>00:00:27,4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19.79S" calcext:value-type="time">
            <text:p>00:02:19,7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21.32S" calcext:value-type="time">
            <text:p>00:02:21,3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11.47S" calcext:value-type="time">
            <text:p>00:01:11,4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10.19S" calcext:value-type="time">
            <text:p>00:01:10,1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53.66S" calcext:value-type="time">
            <text:p>00:02:53,6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0M52.41S" calcext:value-type="time">
            <text:p>00:00:52,4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36.55S" calcext:value-type="time">
            <text:p>00:01:36,5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26.61S" calcext:value-type="time">
            <text:p>00:01:26,6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10.1S" calcext:value-type="time">
            <text:p>00:01:10,1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38.48S" calcext:value-type="time">
            <text:p>00:01:38,4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09.1S" calcext:value-type="time">
            <text:p>00:02:09,1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30.88S" calcext:value-type="time">
            <text:p>00:02:30,8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18.09S" calcext:value-type="time">
            <text:p>00:01:18,0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11.17S" calcext:value-type="time">
            <text:p>00:02:11,1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38.64S" calcext:value-type="time">
            <text:p>00:01:38,6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03.62S" calcext:value-type="time">
            <text:p>00:01:03,6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06.39S" calcext:value-type="time">
            <text:p>00:01:06,3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0M39.59S" calcext:value-type="time">
            <text:p>00:00:39,5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0M46.26S" calcext:value-type="time">
            <text:p>00:00:46,2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29.4S" calcext:value-type="time">
            <text:p>00:01:29,4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05.16S" calcext:value-type="time">
            <text:p>00:02:05,1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52.78S" calcext:value-type="time">
            <text:p>00:05:52,7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59.05S" calcext:value-type="time">
            <text:p>00:01:59,0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0M49.88S" calcext:value-type="time">
            <text:p>00:00:49,8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09.29S" calcext:value-type="time">
            <text:p>00:01:09,2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34.3S" calcext:value-type="time">
            <text:p>00:01:34,3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58.84S" calcext:value-type="time">
            <text:p>00:03:58,8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0M55.33S" calcext:value-type="time">
            <text:p>00:00:55,3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16.21S" calcext:value-type="time">
            <text:p>00:01:16,2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34.62S" calcext:value-type="time">
            <text:p>00:02:34,6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16.51S" calcext:value-type="time">
            <text:p>00:01:16,5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23.57S" calcext:value-type="time">
            <text:p>00:02:23,5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27.98S" calcext:value-type="time">
            <text:p>00:01:27,9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21.29S" calcext:value-type="time">
            <text:p>00:01:21,2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26.66S" calcext:value-type="time">
            <text:p>00:01:26,6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42.31S" calcext:value-type="time">
            <text:p>00:01:42,3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26.59S" calcext:value-type="time">
            <text:p>00:03:26,5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42.66S" calcext:value-type="time">
            <text:p>00:01:42,6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24.78S" calcext:value-type="time">
            <text:p>00:02:24,7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34.46S" calcext:value-type="time">
            <text:p>00:02:34,4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52.11S" calcext:value-type="time">
            <text:p>00:03:52,1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37.92S" calcext:value-type="time">
            <text:p>00:01:37,9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37.71S" calcext:value-type="time">
            <text:p>00:04:37,7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21.27S" calcext:value-type="time">
            <text:p>00:02:21,2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00.95S" calcext:value-type="time">
            <text:p>00:02:00,9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0M55.78S" calcext:value-type="time">
            <text:p>00:00:55,7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46.91S" calcext:value-type="time">
            <text:p>00:02:46,9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42.59S" calcext:value-type="time">
            <text:p>00:01:42,5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13.03S" calcext:value-type="time">
            <text:p>00:02:13,0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0M58.12S" calcext:value-type="time">
            <text:p>00:00:58,1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25.15S" calcext:value-type="time">
            <text:p>00:03:25,1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36.25S" calcext:value-type="time">
            <text:p>00:02:36,2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31.56S" calcext:value-type="time">
            <text:p>00:01:31,5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10.71S" calcext:value-type="time">
            <text:p>00:01:10,7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43.21S" calcext:value-type="time">
            <text:p>00:01:43,2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31.95S" calcext:value-type="time">
            <text:p>00:02:31,9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12.45S" calcext:value-type="time">
            <text:p>00:01:12,4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53.41S" calcext:value-type="time">
            <text:p>00:02:53,4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34.07S" calcext:value-type="time">
            <text:p>00:02:34,0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20.48S" calcext:value-type="time">
            <text:p>00:01:20,4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09.68S" calcext:value-type="time">
            <text:p>00:01:09,6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01.07S" calcext:value-type="time">
            <text:p>00:01:01,0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05.69S" calcext:value-type="time">
            <text:p>00:03:05,6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53.45S" calcext:value-type="time">
            <text:p>00:01:53,4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48.51S" calcext:value-type="time">
            <text:p>00:01:48,5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37.92S" calcext:value-type="time">
            <text:p>00:01:37,9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41.08S" calcext:value-type="time">
            <text:p>00:02:41,0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44.93S" calcext:value-type="time">
            <text:p>00:01:44,9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48.3S" calcext:value-type="time">
            <text:p>00:01:48,3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02.67S" calcext:value-type="time">
            <text:p>00:01:02,6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51.36S" calcext:value-type="time">
            <text:p>00:01:51,3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26.66S" calcext:value-type="time">
            <text:p>00:01:26,6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19.97S" calcext:value-type="time">
            <text:p>00:01:19,9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52.13S" calcext:value-type="time">
            <text:p>00:01:52,1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25.29S" calcext:value-type="time">
            <text:p>00:02:25,2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0M55.06S" calcext:value-type="time">
            <text:p>00:00:55,0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56.03S" calcext:value-type="time">
            <text:p>00:04:56,0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32.95S" calcext:value-type="time">
            <text:p>00:04:32,9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15.56S" calcext:value-type="time">
            <text:p>00:01:15,5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0M46.05S" calcext:value-type="time">
            <text:p>00:00:46,0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14S" calcext:value-type="time">
            <text:p>00:03:14,0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32.63S" calcext:value-type="time">
            <text:p>00:02:32,6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04.62S" calcext:value-type="time">
            <text:p>00:03:04,6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01.46S" calcext:value-type="time">
            <text:p>00:03:01,4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20.27S" calcext:value-type="time">
            <text:p>00:01:20,2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35.32S" calcext:value-type="time">
            <text:p>00:01:35,3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23.55S" calcext:value-type="time">
            <text:p>00:02:23,5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8M20.18S" calcext:value-type="time">
            <text:p>00:08:20,1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59.26S" calcext:value-type="time">
            <text:p>00:01:59,2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09.89S" calcext:value-type="time">
            <text:p>00:02:09,8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28.05S" calcext:value-type="time">
            <text:p>00:02:28,0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04.9S" calcext:value-type="time">
            <text:p>00:02:04,9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01.32S" calcext:value-type="time">
            <text:p>00:01:01,3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59.93S" calcext:value-type="time">
            <text:p>00:01:59,9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46.02S" calcext:value-type="time">
            <text:p>00:01:46,0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30.47S" calcext:value-type="time">
            <text:p>00:01:30,4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07.46S" calcext:value-type="time">
            <text:p>00:02:07,4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0M53.13S" calcext:value-type="time">
            <text:p>00:00:53,1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12.35S" calcext:value-type="time">
            <text:p>00:02:12,3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5M34.76S" calcext:value-type="time">
            <text:p>00:05:34,7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17.39S" calcext:value-type="time">
            <text:p>00:01:17,3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19.09S" calcext:value-type="time">
            <text:p>00:02:19,0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48.04S" calcext:value-type="time">
            <text:p>00:01:48,0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46.77S" calcext:value-type="time">
            <text:p>00:01:46,7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0M49.71S" calcext:value-type="time">
            <text:p>00:00:49,7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34.72S" calcext:value-type="time">
            <text:p>00:02:34,7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25.13S" calcext:value-type="time">
            <text:p>00:01:25,1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44.12S" calcext:value-type="time">
            <text:p>00:01:44,1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27.1S" calcext:value-type="time">
            <text:p>00:01:27,10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13.26S" calcext:value-type="time">
            <text:p>00:01:13,2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22.01S" calcext:value-type="time">
            <text:p>00:01:22,0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27.24S" calcext:value-type="time">
            <text:p>00:02:27,2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40.64S" calcext:value-type="time">
            <text:p>00:03:40,6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18.79S" calcext:value-type="time">
            <text:p>00:03:18,7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11.06S" calcext:value-type="time">
            <text:p>00:04:11,0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27.12S" calcext:value-type="time">
            <text:p>00:02:27,12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15.79S" calcext:value-type="time">
            <text:p>00:03:15,7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47.86S" calcext:value-type="time">
            <text:p>00:02:47,8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57.01S" calcext:value-type="time">
            <text:p>00:01:57,0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34.48S" calcext:value-type="time">
            <text:p>00:04:34,4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13.05S" calcext:value-type="time">
            <text:p>00:04:13,0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01.05S" calcext:value-type="time">
            <text:p>00:02:01,05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00.93S" calcext:value-type="time">
            <text:p>00:02:00,9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08.99S" calcext:value-type="time">
            <text:p>00:02:08,9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1M51.53S" calcext:value-type="time">
            <text:p>00:01:51,5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25.03S" calcext:value-type="time">
            <text:p>00:02:25,0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2M20.64S" calcext:value-type="time">
            <text:p>00:02:20,6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4M18.18S" calcext:value-type="time">
            <text:p>00:04:18,18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uration:</text:p>
          </table:table-cell>
          <table:table-cell office:value-type="time" office:time-value="PT00H03M26.73S" calcext:value-type="time">
            <text:p>00:03:26,73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 office:value-type="string" calcext:value-type="string">
            <text:p>TOTAL</text:p>
          </table:table-cell>
          <table:table-cell table:style-name="ce6" table:formula="of:=SUM([.D4:.D932])" office:value-type="time" office:time-value="PT63H21M13.7S" calcext:value-type="time">
            <text:p>63:21:14</text:p>
          </table:table-cell>
          <table:table-cell table:style-name="ce7"/>
          <table:table-cell table:style-name="ce6" table:formula="of:=SUM([.F4:.F264])" office:value-type="time" office:time-value="PT20H30M05.8S" calcext:value-type="time">
            <text:p>20:30:06</text:p>
          </table:table-cell>
          <table:table-cell/>
          <table:table-cell table:style-name="ce10" table:formula="of:=SUM([.D933:.F933])" office:value-type="time" office:time-value="PT83H51M19.5S" calcext:value-type="time">
            <text:p>83:51:20</text:p>
          </table:table-cell>
        </table:table-row>
        <table:table-row table:style-name="ro4">
          <table:table-cell table:number-columns-repeated="2"/>
          <table:table-cell table:style-name="ce4"/>
          <table:table-cell table:number-columns-repeated="5"/>
        </table:table-row>
        <table:table-row table:style-name="ro4">
          <table:table-cell table:number-columns-repeated="2"/>
          <table:table-cell table:style-name="ce4" office:value-type="string" calcext:value-type="string">
            <text:p>MÉDIA</text:p>
          </table:table-cell>
          <table:table-cell table:formula="of:=MEDIAN([.D4:.D932])" office:value-type="time" office:time-value="PT00H03M51.9S" calcext:value-type="time">
            <text:p>00:03:51,90</text:p>
          </table:table-cell>
          <table:table-cell/>
          <table:table-cell table:style-name="ce5" table:formula="of:=MEDIAN([.F4:.F932])" office:value-type="time" office:time-value="PT00H04M16.95S" calcext:value-type="time">
            <text:p>00:04:16,95</text:p>
          </table:table-cell>
          <table:table-cell table:number-columns-repeated="2"/>
        </table:table-row>
        <table:table-row table:style-name="ro5">
          <table:table-cell table:number-columns-repeated="7"/>
          <table:table-cell table:style-name="ce23" office:value-type="string" calcext:value-type="string">
            <text:p>84 HORAS</text:p>
          </table:table-cell>
        </table:table-row>
        <table:table-row table:style-name="ro4" table:number-rows-repeated="1047639">
          <table:table-cell table:number-columns-repeated="8"/>
        </table:table-row>
        <table:table-row table:style-name="ro4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9:20:56.59038481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12T19:22:55.161565170</dc:date>
    <meta:editing-duration>PT42M41S</meta:editing-duration>
    <meta:editing-cycles>2</meta:editing-cycles>
    <meta:generator>LibreOffice/6.0.7.3$Linux_X86_64 LibreOffice_project/00m0$Build-3</meta:generator>
    <meta:document-statistic meta:table-count="1" meta:cell-count="2131" meta:object-count="0"/>
  </office:meta>
</office:document-meta>
</file>